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0DE90B8097F30003437.gif" manifest:media-type="image/gif"/>
  <manifest:file-entry manifest:full-path="Pictures/100000000000034C00000339CCEC23956D89DC57.gif" manifest:media-type="image/gif"/>
  <manifest:file-entry manifest:full-path="Pictures/1000000000000143000000F393BA91F0BE95A0E5.gif" manifest:media-type="image/gif"/>
  <manifest:file-entry manifest:full-path="Pictures/100000000000036D000002743948F0A2F1246F17.gif" manifest:media-type="image/gif"/>
  <manifest:file-entry manifest:full-path="Pictures/10000200000002510000023F82209D943BB00B5C.gif" manifest:media-type="image/gif"/>
  <manifest:file-entry manifest:full-path="Pictures/100000000000037300000203C73A5E73855501AA.gif" manifest:media-type="image/gif"/>
  <manifest:file-entry manifest:full-path="Pictures/1000000000000283000000EFF10869585B3C8361.gif" manifest:media-type="image/gif"/>
  <manifest:file-entry manifest:full-path="Pictures/1000000000000142000000F1D9525A39CBA5445E.gif" manifest:media-type="image/gif"/>
  <manifest:file-entry manifest:full-path="Pictures/1000000000000145000000F64515440C4D6B64AD.gif" manifest:media-type="image/gif"/>
  <manifest:file-entry manifest:full-path="Pictures/1000000000000286000000C099948A37B0B82DDD.gif" manifest:media-type="image/gif"/>
  <manifest:file-entry manifest:full-path="Pictures/1000000000000287000000C61B6CDF3427344349.gif" manifest:media-type="image/gif"/>
  <manifest:file-entry manifest:full-path="Pictures/100000000000034B000001C5A082AB3EAE2E0C02.gif" manifest:media-type="image/gif"/>
  <manifest:file-entry manifest:full-path="Pictures/100000000000034A000001CB38312D22DB500358.gif" manifest:media-type="image/gif"/>
  <manifest:file-entry manifest:full-path="Pictures/1000000000000288000000E375CA94BE673147F2.gif" manifest:media-type="image/gif"/>
  <manifest:file-entry manifest:full-path="Pictures/100000000000034A0000019FFD6F477CBBC197E1.gif" manifest:media-type="image/gif"/>
  <manifest:file-entry manifest:full-path="Pictures/100000000000034A00000199B3CBF897A721FAB4.gif" manifest:media-type="image/gif"/>
  <manifest:file-entry manifest:full-path="Pictures/100000000000034B00000305F489F30021C8962A.gif" manifest:media-type="image/gif"/>
  <manifest:file-entry manifest:full-path="Pictures/100000000000034A000001C812C1EF0176F12CF8.gif" manifest:media-type="image/gif"/>
  <manifest:file-entry manifest:full-path="Pictures/100000000000034B000001CE838C02A19E1F8857.gif" manifest:media-type="image/gif"/>
  <manifest:file-entry manifest:full-path="Pictures/100000000000034A0000019BDEEBE420EA6AC2C1.gif" manifest:media-type="image/gif"/>
  <manifest:file-entry manifest:full-path="Pictures/100000000000034C0000019FE94714EA0508A29B.gif" manifest:media-type="image/gif"/>
  <manifest:file-entry manifest:full-path="Pictures/1000000000000349000002CF27078E0FAF5433AB.gif" manifest:media-type="image/gif"/>
  <manifest:file-entry manifest:full-path="Pictures/100000000000034E000001EEFBBD5101D930E091.gif" manifest:media-type="image/gif"/>
  <manifest:file-entry manifest:full-path="Pictures/100000000000034B000001EEA7C24B4EA1130A99.gif" manifest:media-type="image/gif"/>
  <manifest:file-entry manifest:full-path="Pictures/1000000000000303000001D764BBDAE1D2915122.gif" manifest:media-type="image/gif"/>
  <manifest:file-entry manifest:full-path="Pictures/100000000000031C000002F7E8482AB8692B9E32.gif" manifest:media-type="image/gif"/>
  <manifest:file-entry manifest:full-path="Pictures/100000000000034B000001AAEF5FB7822428A982.gif" manifest:media-type="image/gif"/>
  <manifest:file-entry manifest:full-path="Pictures/100000000000034B000001E612895674B369C291.gif" manifest:media-type="image/gif"/>
  <manifest:file-entry manifest:full-path="Pictures/100000000000037F000001A032A8411EF4480D7D.gif" manifest:media-type="image/gif"/>
  <manifest:file-entry manifest:full-path="Pictures/10000000000003830000032E71E5E9CAB3A99A62.gif" manifest:media-type="image/gif"/>
  <manifest:file-entry manifest:full-path="Pictures/100000000000037E0000018A8D5208B732F4A7CC.gif" manifest:media-type="image/gif"/>
  <manifest:file-entry manifest:full-path="Pictures/1000000000000380000001D4F17DBA8D6DF24061.gif" manifest:media-type="image/gif"/>
  <manifest:file-entry manifest:full-path="Pictures/100000000000036F000001F077D8859D8437244B.gif" manifest:media-type="image/gif"/>
  <manifest:file-entry manifest:full-path="Pictures/10000000000003590000030045BB8FA9602BC723.gif" manifest:media-type="image/gif"/>
  <manifest:file-entry manifest:full-path="Pictures/100000000000037000000292838823E095828F14.gif" manifest:media-type="image/gif"/>
  <manifest:file-entry manifest:full-path="Pictures/1000000000000374000002FC5327522246B3B5A0.gif" manifest:media-type="image/gif"/>
  <manifest:file-entry manifest:full-path="Pictures/100000000000036F000002A1BC3674DE5B60DA64.gif" manifest:media-type="image/gif"/>
  <manifest:file-entry manifest:full-path="Pictures/100000000000036F0000027F1C0A5A4D9F6B7B32.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4.896cm" fo:margin-left="0cm" fo:margin-right="4.105cm" table:align="margins" style:may-break-between-rows="false"/>
    </style:style>
    <style:style style:name="Table1.A" style:family="table-column">
      <style:table-column-properties style:column-width="4.154cm" style:rel-column-width="18275*"/>
    </style:style>
    <style:style style:name="Table1.B" style:family="table-column">
      <style:table-column-properties style:column-width="10.742cm" style:rel-column-width="4726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9.001cm" fo:margin-left="0cm" fo:margin-right="0cm" table:align="margins"/>
    </style:style>
    <style:style style:name="Table2.A" style:family="table-column">
      <style:table-column-properties style:column-width="2.381cm" style:rel-column-width="8213*"/>
    </style:style>
    <style:style style:name="Table2.B" style:family="table-column">
      <style:table-column-properties style:column-width="16.619cm" style:rel-column-width="57322*"/>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9.001cm" fo:break-before="auto" fo:break-after="auto" table:align="margins" style:may-break-between-rows="false"/>
    </style:style>
    <style:style style:name="Table3.A" style:family="table-column">
      <style:table-column-properties style:column-width="4.63cm" style:rel-column-width="15970*"/>
    </style:style>
    <style:style style:name="Table3.B" style:family="table-column">
      <style:table-column-properties style:column-width="14.37cm" style:rel-column-width="4956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2bd8a6"/>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rsid="00179b34" officeooo:paragraph-rsid="000e2898"/>
    </style:style>
    <style:style style:name="P5" style:family="paragraph" style:parent-style-name="Standard">
      <style:text-properties officeooo:rsid="00179b34" officeooo:paragraph-rsid="00310109"/>
    </style:style>
    <style:style style:name="P6" style:family="paragraph" style:parent-style-name="Standard">
      <style:text-properties officeooo:paragraph-rsid="0016c08e"/>
    </style:style>
    <style:style style:name="P7" style:family="paragraph" style:parent-style-name="Standard">
      <style:text-properties officeooo:rsid="0016c08e" officeooo:paragraph-rsid="0016c08e"/>
    </style:style>
    <style:style style:name="P8" style:family="paragraph" style:parent-style-name="Standard">
      <style:text-properties officeooo:paragraph-rsid="00212fc0"/>
    </style:style>
    <style:style style:name="P9" style:family="paragraph" style:parent-style-name="Standard">
      <style:text-properties officeooo:rsid="00233bc7" officeooo:paragraph-rsid="00233bc7"/>
    </style:style>
    <style:style style:name="P10" style:family="paragraph" style:parent-style-name="Standard">
      <style:text-properties officeooo:rsid="0023f81a" officeooo:paragraph-rsid="0023f81a"/>
    </style:style>
    <style:style style:name="P11" style:family="paragraph" style:parent-style-name="Standard">
      <style:text-properties officeooo:paragraph-rsid="002bd8a6"/>
    </style:style>
    <style:style style:name="P12" style:family="paragraph" style:parent-style-name="Standard">
      <style:text-properties officeooo:rsid="002bd8a6" officeooo:paragraph-rsid="002bd8a6"/>
    </style:style>
    <style:style style:name="P13" style:family="paragraph" style:parent-style-name="Standard">
      <style:text-properties officeooo:rsid="002d0003" officeooo:paragraph-rsid="002d0003"/>
    </style:style>
    <style:style style:name="P14" style:family="paragraph" style:parent-style-name="Standard">
      <style:paragraph-properties fo:break-before="page"/>
    </style:style>
    <style:style style:name="P15" style:family="paragraph" style:parent-style-name="Code_20_block">
      <style:text-properties fo:color="#008000"/>
    </style:style>
    <style:style style:name="P16" style:family="paragraph" style:parent-style-name="Code_20_block">
      <style:text-properties officeooo:paragraph-rsid="0012371d"/>
    </style:style>
    <style:style style:name="P17" style:family="paragraph" style:parent-style-name="Code_20_block">
      <style:text-properties officeooo:rsid="0016c08e"/>
    </style:style>
    <style:style style:name="P18" style:family="paragraph" style:parent-style-name="Code_20_block">
      <style:text-properties officeooo:paragraph-rsid="0017b803"/>
    </style:style>
    <style:style style:name="P19" style:family="paragraph" style:parent-style-name="Code_20_block">
      <style:text-properties officeooo:paragraph-rsid="00204ab6"/>
    </style:style>
    <style:style style:name="P20" style:family="paragraph" style:parent-style-name="Code_20_block">
      <style:text-properties officeooo:paragraph-rsid="0023f81a"/>
    </style:style>
    <style:style style:name="P21" style:family="paragraph" style:parent-style-name="Code_20_block">
      <style:text-properties officeooo:paragraph-rsid="002bd8a6"/>
    </style:style>
    <style:style style:name="P22" style:family="paragraph" style:parent-style-name="Code_20_block">
      <style:text-properties officeooo:paragraph-rsid="002d0003"/>
    </style:style>
    <style:style style:name="P23" style:family="paragraph" style:parent-style-name="Table_20_Contents">
      <style:paragraph-properties fo:text-align="start" style:justify-single-word="false"/>
      <style:text-properties fo:font-weight="bold" style:font-weight-asian="bold" style:font-weight-complex="bold"/>
    </style:style>
    <style:style style:name="P24" style:family="paragraph" style:parent-style-name="Table_20_Contents">
      <style:text-properties officeooo:paragraph-rsid="001d2afc"/>
    </style:style>
    <style:style style:name="P25" style:family="paragraph" style:parent-style-name="Table_20_Contents">
      <style:text-properties officeooo:rsid="002dfbfd" officeooo:paragraph-rsid="002dfbfd"/>
    </style:style>
    <style:style style:name="P26" style:family="paragraph" style:parent-style-name="Note_5f_Tip">
      <style:paragraph-properties fo:text-align="justify" style:justify-single-word="false"/>
    </style:style>
    <style:style style:name="P27" style:family="paragraph" style:parent-style-name="Standard" style:list-style-name="List_20_1"/>
    <style:style style:name="P28" style:family="paragraph" style:parent-style-name="Standard" style:list-style-name="List_20_2"/>
    <style:style style:name="P29" style:family="paragraph" style:parent-style-name="Standard" style:list-style-name="List_20_2">
      <style:text-properties officeooo:paragraph-rsid="001e2be1"/>
    </style:style>
    <style:style style:name="P30" style:family="paragraph" style:parent-style-name="Standard" style:list-style-name="List_20_2">
      <style:paragraph-properties fo:text-align="justify" style:justify-single-word="false"/>
    </style:style>
    <style:style style:name="P31" style:family="paragraph" style:parent-style-name="Standard" style:list-style-name="L1"/>
    <style:style style:name="P32" style:family="paragraph" style:parent-style-name="Heading_20_2">
      <style:paragraph-properties fo:break-before="page"/>
    </style:style>
    <style:style style:name="P33" style:family="paragraph" style:parent-style-name="Heading_20_3">
      <style:text-properties officeooo:rsid="0016c08e"/>
    </style:style>
    <style:style style:name="P34" style:family="paragraph" style:parent-style-name="Heading_20_3">
      <style:paragraph-properties fo:break-before="page"/>
    </style:style>
    <style:style style:name="P35" style:family="paragraph" style:parent-style-name="Heading_20_3">
      <style:paragraph-properties fo:break-before="page"/>
      <style:text-properties officeooo:paragraph-rsid="002bd8a6"/>
    </style:style>
    <style:style style:name="P36" style:family="paragraph" style:parent-style-name="Heading_20_4">
      <style:text-properties officeooo:paragraph-rsid="002bd8a6"/>
    </style:style>
    <style:style style:name="P37"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0edff6" style:font-weight-asian="bold" style:font-weight-complex="bold"/>
    </style:style>
    <style:style style:name="T3" style:family="text">
      <style:text-properties fo:font-weight="bold" officeooo:rsid="000f2eb1" style:font-weight-asian="bold" style:font-weight-complex="bold"/>
    </style:style>
    <style:style style:name="T4" style:family="text">
      <style:text-properties fo:font-weight="bold" officeooo:rsid="001af1fb" style:font-weight-asian="bold" style:font-weight-complex="bold"/>
    </style:style>
    <style:style style:name="T5" style:family="text">
      <style:text-properties fo:font-weight="bold" officeooo:rsid="001b6049" style:font-weight-asian="bold" style:font-weight-complex="bold"/>
    </style:style>
    <style:style style:name="T6" style:family="text">
      <style:text-properties fo:font-weight="bold" officeooo:rsid="001d9620" style:font-weight-asian="bold" style:font-weight-complex="bold"/>
    </style:style>
    <style:style style:name="T7" style:family="text">
      <style:text-properties fo:font-weight="bold" officeooo:rsid="002bd8a6" style:font-weight-asian="bold" style:font-weight-complex="bold"/>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335fc8" style:font-style-asian="italic" style:font-style-complex="italic"/>
    </style:style>
    <style:style style:name="T11" style:family="text">
      <style:text-properties fo:font-style="italic" officeooo:rsid="00347fb0" style:font-style-asian="italic" style:font-style-complex="italic"/>
    </style:style>
    <style:style style:name="T12" style:family="text">
      <style:text-properties fo:color="#008000"/>
    </style:style>
    <style:style style:name="T13" style:family="text">
      <style:text-properties fo:color="#000000" fo:font-weight="bold" style:font-weight-asian="bold" style:font-weight-complex="bold"/>
    </style:style>
    <style:style style:name="T14" style:family="text">
      <style:text-properties officeooo:rsid="000edff6"/>
    </style:style>
    <style:style style:name="T15" style:family="text">
      <style:text-properties officeooo:rsid="000f8941"/>
    </style:style>
    <style:style style:name="T16" style:family="text">
      <style:text-properties officeooo:rsid="00134a25"/>
    </style:style>
    <style:style style:name="T17" style:family="text">
      <style:text-properties officeooo:rsid="0016c08e"/>
    </style:style>
    <style:style style:name="T18" style:family="text">
      <style:text-properties officeooo:rsid="0017b803"/>
    </style:style>
    <style:style style:name="T19" style:family="text">
      <style:text-properties officeooo:rsid="00197abb"/>
    </style:style>
    <style:style style:name="T20" style:family="text">
      <style:text-properties officeooo:rsid="001a00e1"/>
    </style:style>
    <style:style style:name="T21" style:family="text">
      <style:text-properties officeooo:rsid="001af1fb"/>
    </style:style>
    <style:style style:name="T22" style:family="text">
      <style:text-properties officeooo:rsid="001b6049"/>
    </style:style>
    <style:style style:name="T23" style:family="text">
      <style:text-properties officeooo:rsid="001c29ef"/>
    </style:style>
    <style:style style:name="T24" style:family="text">
      <style:text-properties officeooo:rsid="001d2afc"/>
    </style:style>
    <style:style style:name="T25" style:family="text">
      <style:text-properties officeooo:rsid="001e2be1"/>
    </style:style>
    <style:style style:name="T26" style:family="text">
      <style:text-properties officeooo:rsid="001ec999"/>
    </style:style>
    <style:style style:name="T27" style:family="text">
      <style:text-properties officeooo:rsid="00204ab6"/>
    </style:style>
    <style:style style:name="T28" style:family="text">
      <style:text-properties officeooo:rsid="00212fc0"/>
    </style:style>
    <style:style style:name="T29" style:family="text">
      <style:text-properties officeooo:rsid="0026ca77"/>
    </style:style>
    <style:style style:name="T30" style:family="text">
      <style:text-properties officeooo:rsid="0026dd77"/>
    </style:style>
    <style:style style:name="T31" style:family="text">
      <style:text-properties officeooo:rsid="002bd8a6"/>
    </style:style>
    <style:style style:name="T32" style:family="text">
      <style:text-properties officeooo:rsid="00310109"/>
    </style:style>
    <style:style style:name="T33" style:family="text">
      <style:text-properties officeooo:rsid="00334f3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15122075" text:style-name="Outline">
        <text:list-item>
          <text:h text:style-name="Heading_20_1" text:outline-level="1">J2EE Connector</text:h>
          <text:list>
            <text:list-item>
              <text:h text:style-name="Heading_20_2" text:outline-level="2">Overview of the JPPF Resource Adapter</text:h>
              <text:list>
                <text:list-item>
                  <text:h text:style-name="Heading_20_3" text:outline-level="3">What is it?</text:h>
                </text:list-item>
              </text:list>
            </text:list-item>
          </text:list>
        </text:list-item>
      </text:list>
      <text:p text:style-name="P1">The JPPF Resource Adapter is a JCA-compliant resource adapter module that encapsulates a JPPF client. It provides J2EE application servers with an access to JPPF grid services. It is intended for deployment as either a standalone module or embedded within an enterprise application, while preserving the ease of use of JPPF.</text:p>
      <text:list xml:id="list122406065431992" text:continue-numbering="true" text:style-name="Outline">
        <text:list-item>
          <text:list>
            <text:list-item>
              <text:list>
                <text:list-item>
                  <text:h text:style-name="Heading_20_3" text:outline-level="3">Features</text:h>
                </text:list-item>
              </text:list>
            </text:list-item>
          </text:list>
        </text:list-item>
      </text:list>
      <text:list xml:id="list4188827635" text:style-name="List_20_1">
        <text:list-item>
          <text:p text:style-name="P27">Supports the same configuration properties as a standalone JPPF client, including server discovery, connection to multiple drivers, connection pool per driver</text:p>
        </text:list-item>
        <text:list-item>
          <text:p text:style-name="P27">Supports disconnection from, and reconnection to, any JPPF driver</text:p>
        </text:list-item>
        <text:list-item>
          <text:p text:style-name="P27">Compliant with the <text:a xlink:type="simple" xlink:href="http://java.sun.com/j2ee/connector" text:style-name="Internet_20_link" text:visited-style-name="Visited_20_Internet_20_Link">JCA 1.5 specifications</text:a></text:p>
        </text:list-item>
        <text:list-item>
          <text:p text:style-name="P27">API similar to that of the standard JPPF client (<text:span text:style-name="Code_20_char">submit(job)</text:span>)</text:p>
        </text:list-item>
        <text:list-item>
          <text:p text:style-name="P27">No transaction support</text:p>
        </text:list-item>
      </text:list>
      <text:list xml:id="list122405969807641" text:continue-list="list122406065431992" text:style-name="Outline">
        <text:list-item>
          <text:list>
            <text:list-item>
              <text:list>
                <text:list-item>
                  <text:h text:style-name="Heading_20_3" text:outline-level="3">Architecture</text:h>
                </text:list-item>
              </text:list>
            </text:list-item>
          </text:list>
        </text:list-item>
      </text:list>
      <text:p text:style-name="Standard"><draw:frame draw:style-name="fr1" draw:name="graphics1" text:anchor-type="as-char" svg:width="15.69cm" svg:height="15.214cm" draw:z-index="29"><draw:image xlink:href="Pictures/10000200000002510000023F82209D943BB00B5C.gif" xlink:type="simple" xlink:show="embed" xlink:actuate="onLoad" loext:mime-type="image/gif"/></draw:frame></text:p>
      <text:p text:style-name="Standard"/>
      <text:list xml:id="list122405461127077" text:continue-numbering="true" text:style-name="Outline">
        <text:list-item>
          <text:list>
            <text:list-item>
              <text:h text:style-name="P32" text:outline-level="2">Supported Platforms</text:h>
            </text:list-item>
          </text:list>
        </text:list-item>
      </text:list>
      <text:p text:style-name="P1"><text:span text:style-name="T8">Note</text:span>: <text:span text:style-name="T9">we have not tested all versions of all platforms, thus it is possible that the integration, with the version of the application server you are using, may not work out-of-the-box. We hope that the existing framework and instructions will allow you to adapt the build scripts and code to do so. If you have issues with a specific port, or if you wish to report one that is not specified in this documentation, we invite you to provide your feedback and comments on the </text:span><text:a xlink:type="simple" xlink:href="https://www.jppf.org/forums" text:style-name="Internet_20_link" text:visited-style-name="Visited_20_Internet_20_Link"><text:span text:style-name="T9">JPPF Forums</text:span></text:a>.</text:p>
      <text:p text:style-name="Standard"/>
      <table:table table:name="Table1" table:style-name="Table1">
        <table:table-column table:style-name="Table1.A"/>
        <table:table-column table:style-name="Table1.B"/>
        <table:table-row>
          <table:table-cell table:style-name="Table1.A1" office:value-type="string">
            <text:p text:style-name="P23">Technology</text:p>
          </table:table-cell>
          <table:table-cell table:style-name="Table1.B1" office:value-type="string">
            <text:p text:style-name="P23">Tested Platforms</text:p>
          </table:table-cell>
        </table:table-row>
        <table:table-row>
          <table:table-cell table:style-name="Table1.A2" office:value-type="string">
            <text:p text:style-name="P23">Operating System</text:p>
          </table:table-cell>
          <table:table-cell table:style-name="Table1.B2" office:value-type="string">
            <text:p text:style-name="Table_20_Contents">All Windows systems supporting JDK 1.<text:span text:style-name="T20">7</text:span> or later<text:line-break/>All Linux and Unix systems supporting JDK 1.<text:span text:style-name="T20">7</text:span> or later</text:p>
          </table:table-cell>
        </table:table-row>
        <table:table-row>
          <table:table-cell table:style-name="Table1.A2" office:value-type="string">
            <text:p text:style-name="P23">JVM</text:p>
          </table:table-cell>
          <table:table-cell table:style-name="Table1.B2" office:value-type="string">
            <text:p text:style-name="Table_20_Contents">Sun JDK 1.<text:span text:style-name="T20">7</text:span> and later<text:line-break/>IBM JVM 1.<text:span text:style-name="T20">7</text:span> and later<text:line-break/>BEA JRockit 1.<text:span text:style-name="T20">7</text:span> and later </text:p>
          </table:table-cell>
        </table:table-row>
        <table:table-row>
          <table:table-cell table:style-name="Table1.A2" office:value-type="string">
            <text:p text:style-name="P23">Application Server</text:p>
          </table:table-cell>
          <table:table-cell table:style-name="Table1.B2" office:value-type="string">
            <text:p text:style-name="P24">JBoss 4.<text:span text:style-name="T20">x</text:span>, 5.<text:span text:style-name="T20">x</text:span>, 6.<text:span text:style-name="T20">x</text:span>, 7.<text:span text:style-name="T20">x</text:span></text:p>
            <text:p text:style-name="P24"><text:span text:style-name="T24">Wildfly 8.x</text:span><text:line-break/>Glassfish 2.x, 3.x<text:line-break/>IBM Websphere Application Server <text:span text:style-name="T20">8.5+</text:span><text:line-break/>Oracle Weblogic 9.x, 10.x, 11.x</text:p>
            <text:p text:style-name="P25">Open Liberty 18.0.0.0 <text:span text:style-name="T33">and later</text:span></text:p>
          </table:table-cell>
        </table:table-row>
      </table:table>
      <text:list xml:id="list122405441829181" text:continue-numbering="true" text:style-name="Outline">
        <text:list-item>
          <text:list>
            <text:list-item>
              <text:h text:style-name="Heading_20_2" text:outline-level="2">Configuration and build</text:h>
              <text:list>
                <text:list-item>
                  <text:h text:style-name="Heading_20_3" text:outline-level="3">Requirement</text:h>
                </text:list-item>
              </text:list>
            </text:list-item>
          </text:list>
        </text:list-item>
      </text:list>
      <text:p text:style-name="P1">For building, configuring and customizing the JPPF Resource Adapter, your will need the latest version of the JPPF source code distribution. It can be found on the <text:a xlink:type="simple" xlink:href="https://www.jppf.org/downloads.php" text:style-name="Internet_20_link" text:visited-style-name="Visited_20_Internet_20_Link">JPPF download page</text:a>. The name of the file should be '''JPPF-2.x-j2ee-connector.zip'''</text:p>
      <text:list xml:id="list122406358896076" text:continue-numbering="true" text:style-name="Outline">
        <text:list-item>
          <text:list>
            <text:list-item>
              <text:list>
                <text:list-item>
                  <text:h text:style-name="Heading_20_3" text:outline-level="3">Build structure</text:h>
                </text:list-item>
              </text:list>
            </text:list-item>
          </text:list>
        </text:list-item>
      </text:list>
      <text:p text:style-name="Standard">The J2EE connector has the following folder structure:</text:p>
      <text:p text:style-name="Standard"/>
      <table:table table:name="Table2" table:style-name="Table2">
        <table:table-column table:style-name="Table2.A"/>
        <table:table-column table:style-name="Table2.B"/>
        <table:table-row>
          <table:table-cell table:style-name="Table2.A1" office:value-type="string">
            <text:p text:style-name="P3">Folder</text:p>
          </table:table-cell>
          <table:table-cell table:style-name="Table2.B1" office:value-type="string">
            <text:p text:style-name="P3"><text:s/>Description</text:p>
          </table:table-cell>
        </table:table-row>
        <table:table-row>
          <table:table-cell table:style-name="Table2.A2" office:value-type="string">
            <text:p text:style-name="P3">root folder</text:p>
          </table:table-cell>
          <table:table-cell table:style-name="Table2.B2" office:value-type="string">
            <text:p text:style-name="Standard">The root folder, contains the build.xml Ant build script</text:p>
          </table:table-cell>
        </table:table-row>
        <table:table-row>
          <table:table-cell table:style-name="Table2.A2" office:value-type="string">
            <text:p text:style-name="P3">appserver</text:p>
          </table:table-cell>
          <table:table-cell table:style-name="Table2.B2" office:value-type="string">
            <text:p text:style-name="Standard">contains common and application server-specific configurations for the JPPF resource adapter and the demo application</text:p>
          </table:table-cell>
        </table:table-row>
        <table:table-row>
          <table:table-cell table:style-name="Table2.A2" office:value-type="string">
            <text:p text:style-name="P3">build</text:p>
          </table:table-cell>
          <table:table-cell table:style-name="Table2.B2" office:value-type="string">
            <text:p text:style-name="Standard">this folder contains all jars, .ear and .rar files resulting from the build</text:p>
          </table:table-cell>
        </table:table-row>
        <table:table-row>
          <table:table-cell table:style-name="Table2.A2" office:value-type="string">
            <text:p text:style-name="P3">classes</text:p>
          </table:table-cell>
          <table:table-cell table:style-name="Table2.B2" office:value-type="string">
            <text:p text:style-name="Standard">contains the compiled code of the JPPF resource adapter</text:p>
          </table:table-cell>
        </table:table-row>
        <table:table-row>
          <table:table-cell table:style-name="Table2.A2" office:value-type="string">
            <text:p text:style-name="P3">config</text:p>
          </table:table-cell>
          <table:table-cell table:style-name="Table2.B2" office:value-type="string">
            <text:p text:style-name="Standard">contains application server-specific resources for the deployment of the resource adapter</text:p>
          </table:table-cell>
        </table:table-row>
        <table:table-row>
          <table:table-cell table:style-name="Table2.A2" office:value-type="string">
            <text:p text:style-name="P3">docroot</text:p>
          </table:table-cell>
          <table:table-cell table:style-name="Table2.B2" office:value-type="string">
            <text:p text:style-name="Standard">contains resources for the build of the demo application on some application servers</text:p>
          </table:table-cell>
        </table:table-row>
        <table:table-row>
          <table:table-cell table:style-name="Table2.A2" office:value-type="string">
            <text:p text:style-name="P3">src</text:p>
          </table:table-cell>
          <table:table-cell table:style-name="Table2.B2" office:value-type="string">
            <text:p text:style-name="Standard">contains the source code for the resource adapter and demo application. </text:p>
          </table:table-cell>
        </table:table-row>
      </table:table>
      <text:list xml:id="list122404731285354" text:continue-numbering="true" text:style-name="Outline">
        <text:list-item>
          <text:list>
            <text:list-item>
              <text:list>
                <text:list-item>
                  <text:h text:style-name="Heading_20_3" text:outline-level="3">Building the JPPF resource adapter</text:h>
                </text:list-item>
              </text:list>
            </text:list-item>
          </text:list>
        </text:list-item>
      </text:list>
      <text:p text:style-name="Standard">To build the resource adapter:</text:p>
      <text:p text:style-name="Standard"/>
      <text:list xml:id="list122404565682137" text:continue-list="list4188827635" text:style-name="List_20_1">
        <text:list-item>
          <text:p text:style-name="P27">Open a command prompt</text:p>
        </text:list-item>
        <text:list-item>
          <text:p text:style-name="P27">Go to the <text:span text:style-name="T1">JPPF-x.y.</text:span><text:span text:style-name="T6">z</text:span><text:span text:style-name="T1">-j2ee-connector</text:span> folder</text:p>
        </text:list-item>
        <text:list-item>
          <text:p text:style-name="P27">Enter “<text:span text:style-name="T1">ant build</text:span>”</text:p>
        </text:list-item>
        <text:list-item>
          <text:p text:style-name="P27">The resulting .rar and .ear files are generated in the “<text:span text:style-name="T1">build</text:span>” subfolder.</text:p>
        </text:list-item>
      </text:list>
      <text:list xml:id="list122405347387333" text:continue-list="list122404731285354" text:style-name="Outline">
        <text:list-item>
          <text:list>
            <text:list-item>
              <text:list>
                <text:list-item>
                  <text:h text:style-name="P34" text:outline-level="3">Configuring the resource adapter and demo application</text:h>
                </text:list-item>
              </text:list>
            </text:list-item>
          </text:list>
        </text:list-item>
      </text:list>
      <text:p text:style-name="Standard">The configuration files and deployment descriptors are all contained in the '''appserver''' folder. The detailed content of this folder is as follows:</text:p>
      <text:p text:style-name="Standard"/>
      <table:table table:name="Table3" table:style-name="Table3">
        <table:table-column table:style-name="Table3.A"/>
        <table:table-column table:style-name="Table3.B"/>
        <table:table-row>
          <table:table-cell table:style-name="Table3.A1" office:value-type="string">
            <text:p text:style-name="P3">Folder</text:p>
          </table:table-cell>
          <table:table-cell table:style-name="Table3.B1" office:value-type="string">
            <text:p text:style-name="P3">Description</text:p>
          </table:table-cell>
        </table:table-row>
        <table:table-row>
          <table:table-cell table:style-name="Table3.A2" office:value-type="string">
            <text:p text:style-name="P3">appserver</text:p>
          </table:table-cell>
          <table:table-cell table:style-name="Table3.B2" office:value-type="string">
            <text:p text:style-name="Standard">root folder, contains:<text:line-break/></text:p>
            <text:list xml:id="list3755233231" text:style-name="List_20_2">
              <text:list-item>
                <text:p text:style-name="P30">the resource adapter's deployment descriptor ra.xml. It is in this file that you set the configuration parameters for the connection to the JPPF drivers, by setting the values of the configuration properties as follows:</text:p>
              </text:list-item>
            </text:list>
            <text:p text:style-name="Standard"/>
            <text:p text:style-name="P4"><text:s text:c="2"/>&lt;!-- JPPF Client Configuration --&gt;</text:p>
            <text:p text:style-name="P4"><text:s text:c="2"/>&lt;config-property&gt;</text:p>
            <text:p text:style-name="P4"><text:s text:c="4"/>&lt;description&gt;Defines how the JPPF configuration is to be located&lt;/description&gt;</text:p>
            <text:p text:style-name="P4"><text:s text:c="4"/><text:span text:style-name="T32">&lt;!--</text:span></text:p>
            <text:p text:style-name="P5"><text:s text:c="4"/>This property is defined in the format "type|path", where "type" can be one of:</text:p>
            <text:p text:style-name="P5"><text:s text:c="4"/>- "classpath": "path" is a path to a properties file in one of the jars of the .rar file</text:p>
            <text:p text:style-name="P5"><text:s text:c="6"/>example: "classpath|resources/config/jppf.properties"</text:p>
            <text:p text:style-name="P5"><text:s text:c="4"/>- "url": "path" is a url that points to a properties file</text:p>
            <text:p text:style-name="P5"><text:s text:c="6"/>example: "url|file:///home/me/jppf/jppf.properties" (could be a http:// or ftp:// url as well)</text:p>
            <text:p text:style-name="P5"><text:s text:c="4"/>- "file": "path" is considered a path on the file system</text:p>
            <text:p text:style-name="P5"><text:s text:c="6"/>example: "file|/home/me/jppf/config/jppf.properties"</text:p>
            <text:p text:style-name="P5"><text:s text:c="4"/>When no value or an invalid value is specified, "classpath|jppf.properties" is used</text:p>
            <text:p text:style-name="P5"><text:s text:c="4"/>--<text:span text:style-name="T32">&gt;</text:span></text:p>
            <text:p text:style-name="P5"><text:s text:c="4"/>&lt;config-property-name&gt;ConfigurationSource&lt;/config-property-name&gt;</text:p>
            <text:p text:style-name="P4"><text:s text:c="4"/>&lt;config-property-type&gt;java.lang.String&lt;/config-property-type&gt;</text:p>
            <text:p text:style-name="P4"><text:s text:c="4"/>&lt;config-property-value&gt;classpath|jppf.properties&lt;/config-property-value&gt;</text:p>
            <text:p text:style-name="P4"><text:s text:c="2"/>&lt;/config-property&gt;</text:p>
            <text:p text:style-name="P4"/>
            <text:list xml:id="list122404604961037" text:continue-numbering="true" text:style-name="List_20_2">
              <text:list-item>
                <text:p text:style-name="P28">the demo application's deployment desciptor application.xml</text:p>
              </text:list-item>
            </text:list>
          </table:table-cell>
        </table:table-row>
        <table:table-row>
          <table:table-cell table:style-name="Table3.A2" office:value-type="string">
            <text:p text:style-name="P3">appserver/common</text:p>
          </table:table-cell>
          <table:table-cell table:style-name="Table3.B2" office:value-type="string">
            <text:p text:style-name="Standard">contains files common to all application servers, for the demo enterprise application</text:p>
          </table:table-cell>
        </table:table-row>
        <table:table-row>
          <table:table-cell table:style-name="Table3.A2" office:value-type="string">
            <text:p text:style-name="P3">appserver/&lt;server_name&gt;</text:p>
          </table:table-cell>
          <table:table-cell table:style-name="Table3.B2" office:value-type="string">
            <text:p text:style-name="P1">root of &lt;server_name&gt;-specific configuration and deployment files. Contains a commons-logging.properties file where you can configure which logging framework will be used (i.e. Log4j, JDK logger, etc...)</text:p>
          </table:table-cell>
        </table:table-row>
        <table:table-row>
          <table:table-cell table:style-name="Table3.A2" office:value-type="string">
            <text:p text:style-name="P3">appserver/&lt;server_name&gt;/application</text:p>
          </table:table-cell>
          <table:table-cell table:style-name="Table3.B2" office:value-type="string">
            <text:p text:style-name="P1">contains &lt;server_name&gt;-specific deployment descriptor for the demo application, for example: weblogic-application.xml.</text:p>
          </table:table-cell>
        </table:table-row>
        <table:table-row>
          <table:table-cell table:style-name="Table3.A2" office:value-type="string">
            <text:p text:style-name="P3">appserver/&lt;server_name&gt;/docroot</text:p>
          </table:table-cell>
          <table:table-cell table:style-name="Table3.B2" office:value-type="string">
            <text:p text:style-name="P1">contains a &lt;server_name&gt;-specific JSP for the demo application. The specificity is the JNDI name used to look up the JPPF connection factory. It relates to the corresponding resource-ref defined in the web.xml descriptor.</text:p>
          </table:table-cell>
        </table:table-row>
        <table:table-row>
          <table:table-cell table:style-name="Table3.A2" office:value-type="string">
            <text:p text:style-name="P3">appserver/&lt;server_name&gt;/ra</text:p>
          </table:table-cell>
          <table:table-cell table:style-name="Table3.B2" office:value-type="string">
            <text:p text:style-name="P1">contains a &lt;server_name&gt;-specific deployment descriptor for the resource adapter. It generally contains the definition of the corresponding JCA connection factory. Not all application servers require one. Example: weblogic-ra.xml.</text:p>
          </table:table-cell>
        </table:table-row>
        <table:table-row>
          <table:table-cell table:style-name="Table3.A2" office:value-type="string">
            <text:p text:style-name="P3">appserver/&lt;server_name&gt;/WEB-INF</text:p>
          </table:table-cell>
          <table:table-cell table:style-name="Table3.B2" office:value-type="string">
            <text:p text:style-name="P1">contains the &lt;server_name&gt;-specific deployment descriptors for the demo web application. The specificity is mostly in the resource-ref definition of the JNDI name for the JPPF connection factory. For example: web.xml and jboss-web.xml.</text:p>
          </table:table-cell>
        </table:table-row>
      </table:table>
      <text:p text:style-name="Standard"/>
      <text:p text:style-name="Standard"/>
      <text:list xml:id="list122405086374643" text:continue-list="list122405347387333" text:style-name="Outline">
        <text:list-item>
          <text:list>
            <text:list-item>
              <text:h text:style-name="P32" text:outline-level="2">How to use the connector API</text:h>
              <text:list>
                <text:list-item>
                  <text:h text:style-name="Heading_20_3" text:outline-level="3">Obtaining and closing a resource adapter connection</text:h>
                </text:list-item>
              </text:list>
            </text:list-item>
          </text:list>
        </text:list-item>
      </text:list>
      <text:p text:style-name="P1">The J2EE connector is accessed via the <text:a xlink:type="simple" xlink:href="https://www.jppf.org/javadoc/6.0/index.html?org/jppf/jca/cci/JPPFConnection.html" text:style-name="Internet_20_link" text:visited-style-name="Visited_20_Internet_20_Link"><text:span text:style-name="Code_20_char">JPPFConnection</text:span></text:a> interface. This implies that any operation performed should follow these steps:</text:p>
      <text:p text:style-name="Standard"/>
      <text:list xml:id="list1350386810" text:style-name="L1">
        <text:list-item>
          <text:p text:style-name="P31">obtain a connection from the resource adapter connection pool</text:p>
        </text:list-item>
        <text:list-item>
          <text:p text:style-name="P31">perform one or more JPPF-related operation(s)</text:p>
        </text:list-item>
        <text:list-item>
          <text:p text:style-name="P31">close the connection</text:p>
        </text:list-item>
      </text:list>
      <text:p text:style-name="Standard"/>
      <text:p text:style-name="Standard">The following helper code illustrates how to obtain and release connections from the resource adapter:</text:p>
      <text:p text:style-name="Standard"/>
      <text:p text:style-name="Code_20_block">import javax.naming.*;</text:p>
      <text:p text:style-name="Code_20_block">import javax.resource.ResourceException;</text:p>
      <text:p text:style-name="Code_20_block">import javax.resource.cci.ConnectionFactory;</text:p>
      <text:p text:style-name="Code_20_block"><text:s text:c="2"/></text:p>
      <text:p text:style-name="Code_20_block">public class JPPFHelper {</text:p>
      <text:p text:style-name="Code_20_block"><text:s text:c="2"/><text:span text:style-name="T12">// JNDI name of the JPPFConnectionFactory.</text:span></text:p>
      <text:p text:style-name="Code_20_block"><text:s text:c="2"/>public static final String <text:span text:style-name="T1">JNDI_NAME = "</text:span><text:span text:style-name="T13">eis/JPPFConnectionFactory</text:span><text:span text:style-name="T1">"</text:span>;</text:p>
      <text:p text:style-name="Code_20_block"/>
      <text:p text:style-name="Code_20_block"><text:s text:c="2"/><text:span text:style-name="T12">// Obtain a JPPF connection from the resource adapter's connection pool</text:span></text:p>
      <text:p text:style-name="Code_20_block"><text:s text:c="2"/>public static JPPFConnection getConnection()</text:p>
      <text:p text:style-name="Code_20_block"><text:s text:c="4"/>throws NamingException, ResourceException {</text:p>
      <text:p text:style-name="Code_20_block"><text:s text:c="4"/><text:span text:style-name="T12">// Perform a JNDI lookup of the JPPF connection factory</text:span></text:p>
      <text:p text:style-name="Code_20_block"><text:s text:c="4"/>InitialContext ctx = new InitialContext();</text:p>
      <text:p text:style-name="Code_20_block"><text:s text:c="4"/>JPPFConnectionFactory factory;</text:p>
      <text:p text:style-name="Code_20_block"><text:s text:c="4"/>Object objref = <text:span text:style-name="T1">ctx.lookup(JNDI_NAME)</text:span>;</text:p>
      <text:p text:style-name="Code_20_block"><text:s text:c="4"/>if (objref instanceof JPPFConnectionFactory) {</text:p>
      <text:p text:style-name="Code_20_block"><text:s text:c="6"/>factory = (JPPFConnectionFactory) objref;</text:p>
      <text:p text:style-name="Code_20_block"><text:s text:c="4"/>} else {</text:p>
      <text:p text:style-name="Code_20_block"><text:s text:c="6"/>factory = (JPPFConnectionFactory) javax.rmi.PortableRemoteObject.narrow(</text:p>
      <text:p text:style-name="Code_20_block"><text:s text:c="8"/>objref, ConnectionFactory.class);</text:p>
      <text:p text:style-name="Code_20_block"><text:s text:c="4"/>}</text:p>
      <text:p text:style-name="Code_20_block"><text:s text:c="4"/><text:span text:style-name="T12">// get a JPPFConnection from the connection factory</text:span></text:p>
      <text:p text:style-name="Code_20_block"><text:s text:c="4"/>return <text:span text:style-name="T1">(JPPFConnection) factory.getConnection()</text:span>;</text:p>
      <text:p text:style-name="Code_20_block"><text:s text:c="2"/>}</text:p>
      <text:p text:style-name="Code_20_block"/>
      <text:p text:style-name="Code_20_block"><text:s text:c="2"/><text:span text:style-name="T12">// Release a connection</text:span></text:p>
      <text:p text:style-name="Code_20_block"><text:s text:c="2"/>public static void closeConnection(JPPFConnection conn) throws ResourceException {</text:p>
      <text:p text:style-name="Code_20_block"><text:s text:c="6"/><text:span text:style-name="T1">conn.close()</text:span>;</text:p>
      <text:p text:style-name="Code_20_block"><text:s text:c="2"/>}</text:p>
      <text:p text:style-name="Code_20_block">}</text:p>
      <text:p text:style-name="Standard"/>
      <text:p text:style-name="P1">Please note that the actual JNDI name for the JPPF connection factory depend<text:span text:style-name="T16">s</text:span> on which application server is used:</text:p>
      <text:list xml:id="list122405787055956" text:continue-list="list122404604961037" text:style-name="List_20_2">
        <text:list-item>
          <text:p text:style-name="P28">on Apache Geronimo: "<text:span text:style-name="T1">jca:/JPPF/jca-client/JCAManagedConnectionFactory/eis/JPPFConnectionFactory</text:span>"</text:p>
        </text:list-item>
        <text:list-item>
          <text:p text:style-name="P29">on JBoss <text:span text:style-name="T25">4-7</text:span>: "<text:span text:style-name="T1">java:eis/JPPFConnectionFactory</text:span>"</text:p>
        </text:list-item>
        <text:list-item>
          <text:p text:style-name="P29">on <text:span text:style-name="T25">Wildfly 8</text:span>: "<text:span text:style-name="T1">java:/eis/JPPFConnectionFactory</text:span>"</text:p>
        </text:list-item>
        <text:list-item>
          <text:p text:style-name="P29">on Websphere: "<text:span text:style-name="T1">java:comp/env/eis/JPPFConnectionFactory</text:span>"</text:p>
        </text:list-item>
        <text:list-item>
          <text:p text:style-name="P28">on all other supported servers: "<text:span text:style-name="T1">eis/JPPFConnectionFactory</text:span>"</text:p>
        </text:list-item>
      </text:list>
      <text:list xml:id="list122405576012280" text:continue-list="list122405086374643" text:style-name="Outline">
        <text:list-item>
          <text:list>
            <text:list-item>
              <text:list>
                <text:list-item>
                  <text:h text:style-name="Heading_20_3" text:outline-level="3">The JPPFConnectionFactory API</text:h>
                </text:list-item>
              </text:list>
            </text:list-item>
          </text:list>
        </text:list-item>
      </text:list>
      <text:p text:style-name="P9">In addition to implementing the <text:a xlink:type="simple" xlink:href="https://docs.oracle.com/javaee/6/api/index.html?javax/resource/cci/ConnectionFactory.html" text:style-name="Internet_20_link" text:visited-style-name="Visited_20_Internet_20_Link">ConnectionFactory</text:a> interface, <text:a xlink:type="simple" xlink:href="https://www.jppf.org/javadoc/6.0/index.html?org/jppf/jca/cci/JPPFConnectionFactory.html" text:style-name="Internet_20_link" text:visited-style-name="Visited_20_Internet_20_Link">JPPFConnectionFactory</text:a> provide<text:span text:style-name="T30">s</text:span> two methods:</text:p>
      <text:p text:style-name="P9"/>
      <text:p text:style-name="Code_20_block">public class JPPFConnectionFactory implements ConnectionFactory {</text:p>
      <text:p text:style-name="Code_20_block"><text:s text:c="2"/><text:span text:style-name="T12">// Determine whether there is a least one working connection to a remote JPPF driver</text:span></text:p>
      <text:p text:style-name="Code_20_block"><text:s text:c="2"/>public boolean isJPPFDriverAvailable()</text:p>
      <text:p text:style-name="Code_20_block"/>
      <text:p text:style-name="Code_20_block"><text:s text:c="2"/><text:span text:style-name="T12">// Enable or disable local (in-JVM) execution of the jobs</text:span></text:p>
      <text:p text:style-name="Code_20_block"><text:s text:c="2"/>public void enableLocalExecution(final boolean enabled)</text:p>
      <text:p text:style-name="Code_20_block">}</text:p>
      <text:p text:style-name="Standard"/>
      <text:p text:style-name="P10">Basically, these methods offer the ability to know whether the J2EE connector is effectively connected to a JPPF driver, and to fallback to local execution when it is not the case.</text:p>
      <text:p text:style-name="P10"/>
      <text:p text:style-name="P10">An example usage of these APIs would be as follows:</text:p>
      <text:p text:style-name="P10"><text:soft-page-break/></text:p>
      <text:p text:style-name="Code_20_block">JPPFConnection connection = null;</text:p>
      <text:p text:style-name="Code_20_block">try {</text:p>
      <text:p text:style-name="Code_20_block"><text:s text:c="2"/>JPPFConnectionFactory factory = ...;</text:p>
      <text:p text:style-name="Code_20_block"><text:s text:c="2"/>boolean available = factory.isJPPFDriverAvailable();</text:p>
      <text:p text:style-name="Code_20_block"><text:s text:c="2"/><text:span text:style-name="T12">// enable local execution, based on the availability of a remote connection</text:span></text:p>
      <text:p text:style-name="Code_20_block"><text:s text:c="2"/>factory.enableLocalExecution(!available);</text:p>
      <text:p text:style-name="Code_20_block"><text:s text:c="2"/>connection = (JPPFConnection) factory.getConnection();</text:p>
      <text:p text:style-name="Code_20_block"><text:s text:c="2"/><text:span text:style-name="T12">// ... submit a job ...</text:span></text:p>
      <text:p text:style-name="Code_20_block">} finally {</text:p>
      <text:p text:style-name="Code_20_block"><text:s text:c="2"/>if (connection != null) connection.<text:span text:style-name="T29">close(</text:span>);</text:p>
      <text:p text:style-name="Code_20_block">}</text:p>
      <text:list xml:id="list122405719909281" text:continue-numbering="true" text:style-name="Outline">
        <text:list-item>
          <text:list>
            <text:list-item>
              <text:list>
                <text:list-item>
                  <text:h text:style-name="P33" text:outline-level="3">Reset of the JPPF client</text:h>
                </text:list-item>
              </text:list>
            </text:list-item>
          </text:list>
        </text:list-item>
      </text:list>
      <text:p text:style-name="P6"><text:span text:style-name="T17">The method </text:span><text:a xlink:type="simple" xlink:href="https://www.jppf.org/javadoc/6.0/org/jppf/jca/cci/JPPFConnection.html#resetClient()" text:style-name="Internet_20_link" text:visited-style-name="Visited_20_Internet_20_Link"><text:span text:style-name="T17">JPPFConnection.resetClient()</text:span></text:a><text:span text:style-name="T17"> will trigger a reset of the underlying JPPF client. This method enables reloading the JPPF configuration without having to restart the application server. Example use:</text:span></text:p>
      <text:p text:style-name="P7"/>
      <text:p text:style-name="P17">JPPFConnection connection = null;</text:p>
      <text:p text:style-name="P17">try {</text:p>
      <text:p text:style-name="P17"><text:s text:c="2"/>connection = JPPFHelper.getConnection();</text:p>
      <text:p text:style-name="P17"><text:s text:c="2"/>connection.resetClient();</text:p>
      <text:p text:style-name="P17">} finally {</text:p>
      <text:p text:style-name="P17"><text:s text:c="2"/>if (connection != null) JPPFHelper.closeConnection(connection);</text:p>
      <text:p text:style-name="P17">}</text:p>
      <text:p text:style-name="P7"/>
      <text:p text:style-name="P6"><text:span text:style-name="T17">As for </text:span><text:a xlink:type="simple" xlink:href="https://www.jppf.org/javadoc/6.0/org/jppf/client/JPPFClient.html#reset()" text:style-name="Internet_20_link" text:visited-style-name="Visited_20_Internet_20_Link"><text:span text:style-name="T17">JPPFClient.reset()</text:span></text:a><text:span text:style-name="T17">, calling this method will not lose any already submitted jobs. Instead, the JCA connectior will resubmit them as soon as it is reset and server connections become available.</text:span></text:p>
      <text:list xml:id="list122405871428948" text:continue-numbering="true" text:style-name="Outline">
        <text:list-item>
          <text:list>
            <text:list-item>
              <text:list>
                <text:list-item>
                  <text:h text:style-name="Heading_20_3" text:outline-level="3">Submitting jobs</text:h>
                </text:list-item>
              </text:list>
            </text:list-item>
          </text:list>
        </text:list-item>
      </text:list>
      <text:p text:style-name="Standard"><text:a xlink:type="simple" xlink:href="https://www.jppf.org/javadoc/6.0/index.html?org/jppf/jca/cci/JPPFConnection.html" text:style-name="Internet_20_link" text:visited-style-name="Visited_20_Internet_20_Link"><text:span text:style-name="Code_20_char">JPPFConnection</text:span></text:a> provides two methods for submitting jobs:</text:p>
      <text:p text:style-name="Standard"/>
      <text:p text:style-name="Code_20_block">public interface JPPFConnection extends Connection, JPPFAccessor {</text:p>
      <text:p text:style-name="Code_20_block"><text:s text:c="2"/><text:span text:style-name="T12">// Submit a job to the JPPF client</text:span></text:p>
      <text:p text:style-name="Code_20_block"><text:s text:c="2"/><text:span text:style-name="T12">// This method exits immediately after adding the job to the queue</text:span></text:p>
      <text:p text:style-name="Code_20_block"><text:s text:c="2"/>String submit(JPPFJob job) throws Exception;</text:p>
      <text:p text:style-name="Code_20_block"/>
      <text:p text:style-name="Code_20_block"><text:s text:c="2"/><text:span text:style-name="T12">// Submit a job to the JPPF client and register the specified status listener</text:span></text:p>
      <text:p text:style-name="Code_20_block"><text:s text:c="2"/><text:span text:style-name="T12">// This method exits immediately after adding the job to the queue</text:span></text:p>
      <text:p text:style-name="Code_20_block"><text:s text:c="2"/>String submit(JPPFJob job, <text:span text:style-name="T21">Job</text:span>StatusListener listener) throws Exception;</text:p>
      <text:p text:style-name="Code_20_block">}</text:p>
      <text:p text:style-name="Standard"/>
      <text:p text:style-name="P1">You will note that both methods actually perform an asynchronous job submission. They return a unique id for the the submission, which is in fact the job UUID. This id is then used to retrieve the job results and its status.</text:p>
      <text:p text:style-name="Standard"/>
      <text:p text:style-name="Standard">In the following example, a JPPF job is submitted asynchronously. The submission returns an ID that can be used later on to check on the job status and retrieve its results.</text:p>
      <text:p text:style-name="Standard"/>
      <text:p text:style-name="Code_20_block">public String submitJob() throws Exception {</text:p>
      <text:p text:style-name="Code_20_block"><text:s text:c="2"/>JPPFConnection connection = null;</text:p>
      <text:p text:style-name="Code_20_block"><text:s text:c="2"/>try {</text:p>
      <text:p text:style-name="Code_20_block"><text:s text:c="4"/><text:span text:style-name="T12">// get a JPPF Connection</text:span></text:p>
      <text:p text:style-name="Code_20_block"><text:s text:c="4"/>connection = JPPFHelper.getConnection();</text:p>
      <text:p text:style-name="Code_20_block"><text:s text:c="4"/><text:span text:style-name="T12">// create a JPPF job</text:span></text:p>
      <text:p text:style-name="Code_20_block"><text:s text:c="4"/>JPPFJob job = new JPPFJob();</text:p>
      <text:p text:style-name="Code_20_block"><text:s text:c="4"/>job.addTask(new DemoTask());</text:p>
      <text:p text:style-name="Code_20_block"><text:s text:c="4"/><text:span text:style-name="T12">// Use the connection to submit the JPPF job and obtain a submission ID</text:span></text:p>
      <text:p text:style-name="Code_20_block"><text:s text:c="4"/><text:span text:style-name="T1">return connection.submit(job);</text:span></text:p>
      <text:p text:style-name="Code_20_block"><text:s text:c="2"/>} finally {</text:p>
      <text:p text:style-name="Code_20_block"><text:s text:c="4"/><text:span text:style-name="T12">// close the connection</text:span></text:p>
      <text:p text:style-name="Code_20_block"><text:s text:c="4"/>JPPFHelper.closeConnection(connection);</text:p>
      <text:p text:style-name="Code_20_block"><text:s text:c="2"/>}</text:p>
      <text:p text:style-name="Code_20_block">}</text:p>
      <text:p text:style-name="Standard"/>
      <text:list xml:id="list122405111707332" text:continue-numbering="true" text:style-name="Outline">
        <text:list-item>
          <text:list>
            <text:list-item>
              <text:list>
                <text:list-item>
                  <text:h text:style-name="Heading_20_3" text:outline-level="3">Getting the status and results of a job</text:h>
                </text:list-item>
              </text:list>
            </text:list-item>
          </text:list>
        </text:list-item>
      </text:list>
      <text:p text:style-name="Standard">Here, we check on the status of a job and process the execution results or the resulting error:</text:p>
      <text:p text:style-name="Standard"><text:soft-page-break/></text:p>
      <text:p text:style-name="Code_20_block">public void checkStatus(String submitId)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12">// Use the connection to check the status from the submission ID</text:span></text:p>
      <text:p text:style-name="Code_20_block"><text:s text:c="4"/><text:span text:style-name="T1">SubmissionStatus status = connection.get</text:span><text:span text:style-name="T4">Job</text:span><text:span text:style-name="T1">Status(submitID);</text:span></text:p>
      <text:p text:style-name="Code_20_block"><text:s text:c="4"/>if (status.equals(<text:span text:style-name="T4">Job</text:span><text:span text:style-name="T1">Status.COMPLETE</text:span>)) {</text:p>
      <text:p text:style-name="Code_20_block"><text:s text:c="6"/><text:span text:style-name="T12">// if successful process the results</text:span></text:p>
      <text:p text:style-name="Code_20_block"><text:s text:c="6"/><text:span text:style-name="T1">List&lt;Task</text:span><text:span text:style-name="T3">&lt;?&gt;</text:span><text:span text:style-name="T1">&gt; results = connection.getResults(submitID)</text:span>;</text:p>
      <text:p text:style-name="Code_20_block"><text:s text:c="4"/>} else if (status.equals(<text:span text:style-name="T4">Job</text:span><text:span text:style-name="T1">Status.FAILED</text:span>)) {</text:p>
      <text:p text:style-name="Code_20_block"><text:s text:c="6"/><text:span text:style-name="T12">// if failed process the errors</text:span></text:p>
      <text:p text:style-name="Code_20_block"><text:s text:c="4"/>}</text:p>
      <text:p text:style-name="Code_20_block"><text:s text:c="2"/>} finally {</text:p>
      <text:p text:style-name="Code_20_block"><text:s text:c="4"/>JPPFHelper.closeConnection(connection);</text:p>
      <text:p text:style-name="Code_20_block"><text:s text:c="2"/>}</text:p>
      <text:p text:style-name="Code_20_block">}</text:p>
      <text:list xml:id="list122406348089648" text:continue-numbering="true" text:style-name="Outline">
        <text:list-item>
          <text:list>
            <text:list-item>
              <text:list>
                <text:list-item>
                  <text:h text:style-name="Heading_20_3" text:outline-level="3">Cancelling a job</text:h>
                </text:list-item>
              </text:list>
            </text:list-item>
          </text:list>
        </text:list-item>
      </text:list>
      <text:p text:style-name="P1">The J2EE allows cancelling a job by calling the method <text:a xlink:type="simple" xlink:href="https://www.jppf.org/javadoc/6.0/org/jppf/jca/cci/JPPFConnection.html#cancelJob(java.lang.String)" text:style-name="Internet_20_link" text:visited-style-name="Visited_20_Internet_20_Link"><text:span text:style-name="Code_20_char"><text:span text:style-name="T21">JPPFConnection.cancelJob(String jobUuid)</text:span></text:span></text:a>:</text:p>
      <text:p text:style-name="P1"/>
      <text:p text:style-name="Code_20_block">public void cancelJob(String <text:span text:style-name="T21">jobUuid</text:span>)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12">// cancel the job</text:span></text:p>
      <text:p text:style-name="Code_20_block"><text:s text:c="4"/><text:span text:style-name="T1">connection.cancelJob(</text:span><text:span text:style-name="T4">jobUuid</text:span><text:span text:style-name="T1">);</text:span></text:p>
      <text:p text:style-name="Code_20_block"><text:s text:c="2"/>} finally {</text:p>
      <text:p text:style-name="Code_20_block"><text:s text:c="4"/>JPPFHelper.closeConnection(connection);</text:p>
      <text:p text:style-name="Code_20_block"><text:s text:c="2"/>}</text:p>
      <text:p text:style-name="Code_20_block">}</text:p>
      <text:list xml:id="list122405992087956" text:continue-numbering="true" text:style-name="Outline">
        <text:list-item>
          <text:list>
            <text:list-item>
              <text:list>
                <text:list-item>
                  <text:h text:style-name="Heading_20_3" text:outline-level="3">Synchronous execution</text:h>
                </text:list-item>
              </text:list>
            </text:list-item>
          </text:list>
        </text:list-item>
      </text:list>
      <text:p text:style-name="Standard">It is also possible to execute a job synchronously, without having to code the job submission and status checking in two different methods. The <text:a xlink:type="simple" xlink:href="https://www.jppf.org/javadoc/6.0/index.html?org/jppf/jca/cci/JPPFConnection.html" text:style-name="Internet_20_link" text:visited-style-name="Visited_20_Internet_20_Link"><text:span text:style-name="Code_20_char">JPPFConnection</text:span></text:a> API provides the method <text:a xlink:type="simple" xlink:href="https://www.jppf.org/javadoc/6.0/org/jppf/jca/cci/JPPFConnection.html#awaitResults(java.lang.String)" text:style-name="Internet_20_link" text:visited-style-name="Visited_20_Internet_20_Link"><text:span text:style-name="Code_20_char"><text:span text:style-name="T21">awaitResults(String jobUuid)</text:span></text:span></text:a>, which waits until the job has completed and returns the execution results. Here is an example use:</text:p>
      <text:p text:style-name="Standard"/>
      <text:p text:style-name="P15">// Submit a job and return the execution results</text:p>
      <text:p text:style-name="Code_20_block">public List&lt;JTask<text:span text:style-name="T14">&lt;?&gt;</text:span>&gt; submitBlockingJob() throws Exception {</text:p>
      <text:p text:style-name="Code_20_block"><text:s text:c="2"/>List&lt;Task<text:span text:style-name="T14">&lt;?&gt;</text:span>&gt; results = null;</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12">// create a new job</text:span></text:p>
      <text:p text:style-name="Code_20_block"><text:s text:c="4"/>JPPFJob job = new JPPFJob();</text:p>
      <text:p text:style-name="Code_20_block"><text:s text:c="4"/>job.setName("test job");</text:p>
      <text:p text:style-name="Code_20_block"><text:s text:c="4"/><text:span text:style-name="T12">// add the tasks to the job</text:span></text:p>
      <text:p text:style-name="Code_20_block"><text:s text:c="4"/>for (int i=0; i&lt;5; i++) job.add(new MyTask(i));</text:p>
      <text:p text:style-name="Code_20_block"><text:s text:c="4"/><text:span text:style-name="T12">// submit the job and get the submission id</text:span></text:p>
      <text:p text:style-name="Code_20_block"><text:s text:c="4"/>connection.submit(job);</text:p>
      <text:p text:style-name="Code_20_block"><text:s text:c="4"/><text:span text:style-name="T12">// wait until the job has completed</text:span></text:p>
      <text:p text:style-name="Code_20_block"><text:s text:c="4"/><text:span text:style-name="T1">results = connection.</text:span><text:span text:style-name="T2">a</text:span><text:span text:style-name="T1">waitResults(</text:span><text:span text:style-name="T4">job.getUuid()</text:span><text:span text:style-name="T1">);</text:span></text:p>
      <text:p text:style-name="Code_20_block"><text:s text:c="2"/>} finally {</text:p>
      <text:p text:style-name="Code_20_block"><text:s text:c="4"/>JPPFHelper.closeConnection(connection);</text:p>
      <text:p text:style-name="Code_20_block"><text:s text:c="2"/>}</text:p>
      <text:p text:style-name="Code_20_block"><text:s text:c="2"/><text:span text:style-name="T12">// now return the results</text:span></text:p>
      <text:p text:style-name="Code_20_block"><text:s text:c="2"/>return results;</text:p>
      <text:p text:style-name="Code_20_block">}</text:p>
      <text:p text:style-name="Standard"/>
      <text:p text:style-name="Standard">Please note that, when using the synchronous submission mode from within a transaction, you must be careful as to how long the job will take to execute. If the job execution is too long, this may cause the transaction to time out and roll back, if the execution time is longer than the transaction timeout.</text:p>
      <text:list xml:id="list122404764417969" text:continue-numbering="true" text:style-name="Outline">
        <text:list-item>
          <text:list>
            <text:list-item>
              <text:list>
                <text:list-item>
                  <text:h text:style-name="Heading_20_3" text:outline-level="3">Using submission status events</text:h>
                </text:list-item>
              </text:list>
            </text:list-item>
          </text:list>
        </text:list-item>
      </text:list>
      <text:p text:style-name="Standard">With the J2EE connector, It is possible to subscribe to events occurring during the life cycle of a job.</text:p>
      <text:p text:style-name="Standard">This can be done via the following two methods:</text:p>
      <text:p text:style-name="Standard"><text:soft-page-break/></text:p>
      <text:p text:style-name="Code_20_block">public interface JPPFConnection extends Connection, JPPFAccessor {</text:p>
      <text:p text:style-name="Code_20_block"><text:s text:c="2"/><text:span text:style-name="T12">// Add a status listener to the submission with the specified id</text:span></text:p>
      <text:p text:style-name="Code_20_block"><text:s text:c="2"/>void add<text:span text:style-name="T21">Job</text:span>StatusListener(String <text:span text:style-name="T21">jobUuid</text:span>, <text:span text:style-name="T21">Job</text:span>StatusListener listener);</text:p>
      <text:p text:style-name="Code_20_block"/>
      <text:p text:style-name="Code_20_block"><text:s text:c="2"/><text:span text:style-name="T12">// Submit a job to the JPPF client and register a status listener</text:span></text:p>
      <text:p text:style-name="Code_20_block"><text:s text:c="2"/>String submit(JPPFJob job, <text:span text:style-name="T21">Job</text:span>StatusListener listener) throws Exception;</text:p>
      <text:p text:style-name="Code_20_block">}</text:p>
      <text:p text:style-name="Standard"/>
      <text:p text:style-name="P1">Note that <text:span text:style-name="Code_20_char">submit(JPPFJob, </text:span><text:span text:style-name="Code_20_char"><text:span text:style-name="T21">Job</text:span></text:span><text:span text:style-name="Code_20_char">StatusListener)</text:span> submits the job <text:span text:style-name="T9">and</text:span> registers the listener in a single atomic operation. As the job submssion is asynchronous, this ensures that no event is missed between the submission of the job and the registration of the listener.</text:p>
      <text:p text:style-name="Standard"/>
      <text:p text:style-name="Standard">The interface <text:a xlink:type="simple" xlink:href="https://www.jppf.org/javadoc/6.0/index.html?org/jppf/client/event/JobStatusListener.html" text:style-name="Internet_20_link" text:visited-style-name="Visited_20_Internet_20_Link"><text:span text:style-name="Code_20_char"><text:span text:style-name="T21">JobStatusListener</text:span></text:span></text:a> is defined as follows:</text:p>
      <text:p text:style-name="Standard"/>
      <text:p text:style-name="Code_20_block">public interface <text:span text:style-name="T21">Job</text:span>StatusListener extends EventListener {</text:p>
      <text:p text:style-name="Code_20_block"><text:s text:c="2"/><text:span text:style-name="T12">// Called when the status of a job has changed</text:span></text:p>
      <text:p text:style-name="Code_20_block"><text:s text:c="2"/>void <text:span text:style-name="T21">job</text:span>StatusChanged(<text:span text:style-name="T21">Job</text:span>StatusEvent event);</text:p>
      <text:p text:style-name="Code_20_block">}</text:p>
      <text:p text:style-name="Standard"/>
      <text:p text:style-name="Standard">Each listener receives events of type <text:a xlink:type="simple" xlink:href="https://www.jppf.org/javadoc/6.0/index.html?org/jppf/client/event/JobStatusEvent.html" text:style-name="Internet_20_link" text:visited-style-name="Visited_20_Internet_20_Link"><text:span text:style-name="Code_20_char"><text:span text:style-name="T21">JobStatusEvent</text:span></text:span></text:a>, defined as follows:</text:p>
      <text:p text:style-name="Standard"/>
      <text:p text:style-name="Code_20_block">public class <text:span text:style-name="T21">Job</text:span>StatusEvent extends EventObject {</text:p>
      <text:p text:style-name="Code_20_block"><text:s text:c="2"/><text:span text:style-name="T12">// get the status of the job</text:span></text:p>
      <text:p text:style-name="Code_20_block"><text:s text:c="2"/>public <text:span text:style-name="T21">Job</text:span>Status getStatus()</text:p>
      <text:p text:style-name="Code_20_block"/>
      <text:p text:style-name="Code_20_block"><text:s text:c="2"/><text:span text:style-name="T12">// get the id of the job</text:span></text:p>
      <text:p text:style-name="Code_20_block"><text:s text:c="2"/>public String get<text:span text:style-name="T21">JobUui</text:span>d()</text:p>
      <text:p text:style-name="Code_20_block">}</text:p>
      <text:p text:style-name="Standard"/>
      <text:p text:style-name="Standard">The possible statuses are defined in the enumerated type <text:a xlink:type="simple" xlink:href="https://www.jppf.org/javadoc/6.0/index.html?org/jppf/client/JobStatus.html" text:style-name="Internet_20_link" text:visited-style-name="Visited_20_Internet_20_Link"><text:span text:style-name="Code_20_char"><text:span text:style-name="T21">JobStatus</text:span></text:span></text:a>:</text:p>
      <text:p text:style-name="Standard"/>
      <text:p text:style-name="Code_20_block">public enum <text:span text:style-name="T22">Job</text:span>Status {</text:p>
      <text:p text:style-name="Code_20_block"><text:s text:c="2"/>SUBMITTED, <text:span text:style-name="T12">// the job was just submitted.</text:span></text:p>
      <text:p text:style-name="Code_20_block"><text:s text:c="2"/>PENDING, <text:s text:c="2"/><text:span text:style-name="T12">// the job is currently in the submission queue (on the client side)</text:span></text:p>
      <text:p text:style-name="Code_20_block"><text:s text:c="2"/>EXECUTING, <text:span text:style-name="T12">// the job is being executed</text:span></text:p>
      <text:p text:style-name="Code_20_block"><text:s text:c="2"/>COMPLETE, <text:s/><text:span text:style-name="T12">// the job execution is complete</text:span></text:p>
      <text:p text:style-name="Code_20_block"><text:s text:c="2"/>FAILED <text:s text:c="4"/><text:span text:style-name="T12">// the job execution has failed</text:span></text:p>
      <text:p text:style-name="Code_20_block">}</text:p>
      <text:p text:style-name="Standard"/>
      <text:p text:style-name="Standard"/>
      <text:p text:style-name="P14">Here is an exemple usage of the status listeners:</text:p>
      <text:p text:style-name="Standard"/>
      <text:p text:style-name="Code_20_block">public void submitWithListener()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JPPFJob job = new JPPFJob();</text:p>
      <text:p text:style-name="P16"><text:s text:c="4"/>job.add(new DemoTask(duration));</text:p>
      <text:p text:style-name="Code_20_block"/>
      <text:p text:style-name="Code_20_block"><text:s text:c="4"/><text:span text:style-name="T12">// a status listener can be added at submission time</text:span></text:p>
      <text:p text:style-name="Code_20_block"><text:s text:c="4"/>String <text:span text:style-name="T23">uuid</text:span> = <text:span text:style-name="T1">connection.submit(job, new </text:span><text:span text:style-name="T5">Job</text:span><text:span text:style-name="T1">StatusListener()</text:span> {</text:p>
      <text:p text:style-name="Code_20_block"><text:s text:c="6"/>public void <text:span text:style-name="T22">job</text:span>StatusChanged(<text:span text:style-name="T22">job</text:span>StatusEvent event) {</text:p>
      <text:p text:style-name="Code_20_block"><text:s text:c="8"/>String <text:span text:style-name="T23">uu</text:span>id = event.get<text:span text:style-name="T22">JobUuid</text:span>();</text:p>
      <text:p text:style-name="Code_20_block"><text:s text:c="8"/><text:span text:style-name="T22">Job</text:span>Status status = event.getStatus();</text:p>
      <text:p text:style-name="Code_20_block"><text:s text:c="8"/>System.out.println("<text:span text:style-name="T22">job</text:span> [" + <text:span text:style-name="T23">uu</text:span>id + "] changed to '" + status + "'");</text:p>
      <text:p text:style-name="Code_20_block"><text:s text:c="6"/>}</text:p>
      <text:p text:style-name="Code_20_block"><text:s text:c="4"/>});</text:p>
      <text:p text:style-name="P20"/>
      <text:p text:style-name="Code_20_block"><text:s text:c="4"/><text:span text:style-name="T12">// or after the job has been submitted</text:span></text:p>
      <text:p text:style-name="Code_20_block"><text:s text:c="4"/><text:span text:style-name="T1">connection.add</text:span><text:span text:style-name="T5">Job</text:span><text:span text:style-name="T1">StatusListener(id, new </text:span><text:span text:style-name="T5">Job</text:span><text:span text:style-name="T1">StatusListener()</text:span> {</text:p>
      <text:p text:style-name="Code_20_block"><text:s text:c="6"/>public void <text:span text:style-name="T22">job</text:span>StatusChanged(<text:span text:style-name="T22">Job</text:span>StatusEvent event) {</text:p>
      <text:p text:style-name="Code_20_block"><text:s text:c="8"/>String <text:span text:style-name="T22">uu</text:span>id = event.get<text:span text:style-name="T22">JobUuid</text:span>();</text:p>
      <text:p text:style-name="Code_20_block"><text:s text:c="8"/><text:span text:style-name="T22">Job</text:span>Status status = event.getStatus();</text:p>
      <text:p text:style-name="Code_20_block"><text:s text:c="8"/>switch(status) {</text:p>
      <text:p text:style-name="Code_20_block"><text:s text:c="10"/>case COMPLETE:<text:span text:style-name="T12">// process successful completion</text:span></text:p>
      <text:p text:style-name="Code_20_block"><text:s text:c="12"/>break;</text:p>
      <text:p text:style-name="Code_20_block"><text:s text:c="10"/>case FAILED:<text:span text:style-name="T12">// process failure</text:span></text:p>
      <text:p text:style-name="Code_20_block"><text:s text:c="12"/>break;</text:p>
      <text:p text:style-name="Code_20_block"><text:s text:c="10"/>default:</text:p>
      <text:p text:style-name="Code_20_block"><text:s text:c="12"/>System.out.println("job [" + <text:span text:style-name="T23">uu</text:span>id + "] changed to '" + status + "'");</text:p>
      <text:p text:style-name="Code_20_block"><text:s text:c="12"/>break;</text:p>
      <text:p text:style-name="Code_20_block"><text:s text:c="8"/>}</text:p>
      <text:p text:style-name="Code_20_block"><text:s text:c="6"/>}</text:p>
      <text:p text:style-name="Code_20_block"><text:s text:c="4"/>});</text:p>
      <text:p text:style-name="Code_20_block"><text:s text:c="4"/>List&lt;<text:span text:style-name="T15">T</text:span>ask<text:span text:style-name="T15">&lt;?&gt;</text:span>&gt; results = connection.<text:span text:style-name="T15">a</text:span>waitResults(<text:span text:style-name="T23">uu</text:span>id);</text:p>
      <text:p text:style-name="Code_20_block"><text:s text:c="4"/><text:span text:style-name="T12">// ... process the results ...</text:span></text:p>
      <text:p text:style-name="Code_20_block"><text:s text:c="2"/>} finally {</text:p>
      <text:p text:style-name="Code_20_block"><text:s text:c="4"/>JPPFHelper.closeConnection(connection);</text:p>
      <text:p text:style-name="Code_20_block"><text:s text:c="2"/>}</text:p>
      <text:p text:style-name="Code_20_block">}</text:p>
      <text:p text:style-name="Standard"/>
      <text:list xml:id="list122404651626078" text:continue-numbering="true" text:style-name="Outline">
        <text:list-item>
          <text:list>
            <text:list-item>
              <text:h text:style-name="P32" text:outline-level="2">Deployment on a J2EE application server</text:h>
              <text:list>
                <text:list-item>
                  <text:h text:style-name="Heading_20_3" text:outline-level="3">Deployment on JBoss 4.x - 6.x</text:h>
                  <text:list>
                    <text:list-item>
                      <text:h text:style-name="Heading_20_4" text:outline-level="4">Deploying the JPPF resource adapter</text:h>
                    </text:list-item>
                  </text:list>
                </text:list-item>
              </text:list>
            </text:list-item>
          </text:list>
        </text:list-item>
      </text:list>
      <text:p text:style-name="Standard">copy the file "'''jppf_ra_JBoss.rar'''" in this folder: <text:span text:style-name="Code_20_char">&lt;JBOSS_HOME&gt;/server/&lt;your_server&gt;/deploy</text:span>, where <text:span text:style-name="Code_20_char">&lt;JBOSS_HOME&gt;</text:span> is the root installation folder for JBoss, and <text:span text:style-name="Code_20_char">&lt;your_server&gt;</text:span> is the server configuration that you use</text:p>
      <text:p text:style-name="Standard">(JBoss comes with 3 configurations: "default", "minimal" and "all")</text:p>
      <text:list xml:id="list122404437904551"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Create, in the &lt;JBOSS_HOME&gt;/server/&lt;your_server&gt;/deploy folder, a file named jppf-ra-JBoss-ds.xml. Edit this file with a text editor and add this content:</text:p>
      <text:p text:style-name="Standard"/>
      <text:p text:style-name="Code_20_block"><text:s text:c="2"/>&lt;?xml version="1.0" encoding="UTF-8"?&gt;</text:p>
      <text:p text:style-name="Code_20_block"><text:s text:c="2"/>&lt;connection-factories&gt;</text:p>
      <text:p text:style-name="Code_20_block"><text:s text:c="4"/>&lt;no-tx-connection-factory&gt;</text:p>
      <text:p text:style-name="Code_20_block"><text:s text:c="6"/>&lt;jndi-name&gt;eis/JPPFConnectionFactory&lt;/jndi-name&gt;</text:p>
      <text:p text:style-name="Code_20_block"><text:s text:c="6"/>&lt;application-managed-security/&gt;</text:p>
      <text:p text:style-name="Code_20_block"><text:s text:c="6"/>&lt;rar-name&gt;jppf_ra_JBoss-rar&lt;/rar-name&gt; </text:p>
      <text:p text:style-name="Code_20_block"><text:s text:c="6"/>&lt;connection-definition&gt;javax.resource.cci.ConnectionFactory&lt;/connection-definition&gt;</text:p>
      <text:p text:style-name="Code_20_block"><text:s text:c="6"/>&lt;adapter-display-name&gt;JPPF&lt;/adapter-display-name&gt;</text:p>
      <text:p text:style-name="Code_20_block"><text:s text:c="6"/>&lt;min-pool-size&gt;0&lt;/min-pool-size&gt;</text:p>
      <text:p text:style-name="Code_20_block"><text:s text:c="6"/>&lt;max-pool-size&gt;10&lt;/max-pool-size&gt;</text:p>
      <text:p text:style-name="Code_20_block"><text:s text:c="6"/>&lt;blocking-timeout-millis&gt;50000&lt;/blocking-timeout-millis&gt;</text:p>
      <text:p text:style-name="Code_20_block"><text:s text:c="6"/>&lt;idle-timeout-minutes&gt;15&lt;/idle-timeout-minutes&gt;</text:p>
      <text:p text:style-name="Code_20_block"><text:s text:c="4"/>&lt;/no-tx-connection-factory&gt;</text:p>
      <text:p text:style-name="Code_20_block"><text:s text:c="2"/>&lt;/connection-factories&gt;</text:p>
      <text:p text:style-name="Standard"/>
      <text:p text:style-name="Standard">You can also <text:a xlink:type="simple" xlink:href="https://www.jppf.org/images/JBoss-4.0/jppf-ra-JBoss-ds.xml" text:style-name="Internet_20_link" text:visited-style-name="Visited_20_Internet_20_Link">download this file</text:a>.</text:p>
      <text:list xml:id="list122404665205586"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Copy the file “JPPF_J2EE_Demo_JBoss-4.0.ear” in the &lt;JBOSS_HOME&gt;/server/&lt;your_server&gt;/deploy folder</text:p>
      <text:list xml:id="list122404855581308" text:continue-numbering="true" text:style-name="Outline">
        <text:list-item>
          <text:list>
            <text:list-item>
              <text:list>
                <text:list-item>
                  <text:h text:style-name="Heading_20_3" text:outline-level="3">Deployment on JBoss 7+ / <text:span text:style-name="T25">Wildfly 8.x</text:span></text:h>
                  <text:list>
                    <text:list-item>
                      <text:h text:style-name="Heading_20_4" text:outline-level="4">Deploying the resource adapter</text:h>
                    </text:list-item>
                  </text:list>
                </text:list-item>
              </text:list>
            </text:list-item>
          </text:list>
        </text:list-item>
      </text:list>
      <text:p text:style-name="Standard">- in the JBoss administration console, go to the "Deployments" view</text:p>
      <text:p text:style-name="Standard">- remove any existing JPPF deployments (.rar and .ear)</text:p>
      <text:p text:style-name="Standard"/>
      <text:p text:style-name="Standard"><draw:frame draw:style-name="fr1" draw:name="graphics39" text:anchor-type="as-char" svg:width="17.013cm" svg:height="6.324cm" draw:z-index="30"><draw:image xlink:href="Pictures/1000000000000283000000EFF10869585B3C8361.gif" xlink:type="simple" xlink:show="embed" xlink:actuate="onLoad" loext:mime-type="image/gif"/></draw:frame></text:p>
      <text:p text:style-name="Standard"/>
      <text:p text:style-name="Standard">- click on "Add Content"</text:p>
      <text:p text:style-name="Standard"/>
      <text:p text:style-name="P14">- browse to the file "jppf_ra_JBoss-7.rar"</text:p>
      <text:p text:style-name="Standard"/>
      <text:p text:style-name="Standard"><draw:frame draw:style-name="fr1" draw:name="graphics40" text:anchor-type="as-char" svg:width="8.546cm" svg:height="6.429cm" draw:z-index="31"><draw:image xlink:href="Pictures/1000000000000143000000F393BA91F0BE95A0E5.gif" xlink:type="simple" xlink:show="embed" xlink:actuate="onLoad" loext:mime-type="image/gif"/></draw:frame></text:p>
      <text:p text:style-name="Standard"/>
      <text:p text:style-name="Standard">- click "next"</text:p>
      <text:p text:style-name="Standard"/>
      <text:p text:style-name="Standard"><draw:frame draw:style-name="fr1" draw:name="graphics41" text:anchor-type="as-char" svg:width="8.52cm" svg:height="6.376cm" draw:z-index="32"><draw:image xlink:href="Pictures/1000000000000142000000F1D9525A39CBA5445E.gif" xlink:type="simple" xlink:show="embed" xlink:actuate="onLoad" loext:mime-type="image/gif"/></draw:frame></text:p>
      <text:p text:style-name="Standard"/>
      <text:p text:style-name="Standard">- accept the default names and click "Finish"</text:p>
      <text:p text:style-name="Standard">- back to the "Deployments" view, you should see the deployed resource adapter:</text:p>
      <text:p text:style-name="Standard"/>
      <text:p text:style-name="Standard"><draw:frame draw:style-name="fr1" draw:name="graphics42" text:anchor-type="as-char" svg:width="17.092cm" svg:height="5.08cm" draw:z-index="33"><draw:image xlink:href="Pictures/1000000000000286000000C099948A37B0B82DDD.gif" xlink:type="simple" xlink:show="embed" xlink:actuate="onLoad" loext:mime-type="image/gif"/></draw:frame></text:p>
      <text:p text:style-name="Standard"/>
      <text:p text:style-name="Standard">- click on the "Enable" button to start it:</text:p>
      <text:p text:style-name="Standard"><draw:frame draw:style-name="fr1" draw:name="graphics43" text:anchor-type="as-char" svg:width="17.119cm" svg:height="5.239cm" draw:z-index="34"><draw:image xlink:href="Pictures/1000000000000287000000C61B6CDF3427344349.gif" xlink:type="simple" xlink:show="embed" xlink:actuate="onLoad" loext:mime-type="image/gif"/></draw:frame></text:p>
      <text:list xml:id="list122405862375118" text:continue-numbering="true" text:style-name="Outline">
        <text:list-item>
          <text:list>
            <text:list-item>
              <text:list>
                <text:list-item>
                  <text:list>
                    <text:list-item>
                      <text:h text:style-name="Heading_20_4" text:outline-level="4"><text:soft-page-break/>Deploying the demo application</text:h>
                    </text:list-item>
                  </text:list>
                </text:list-item>
              </text:list>
            </text:list-item>
          </text:list>
        </text:list-item>
      </text:list>
      <text:p text:style-name="Standard">- In the "Deployment" view, click on "Add Content" and browse to "JPPF_J2EE_Demo_JBoss-7.ear"</text:p>
      <text:p text:style-name="Standard"/>
      <text:p text:style-name="Standard"><draw:frame draw:style-name="fr1" draw:name="graphics44" text:anchor-type="as-char" svg:width="8.599cm" svg:height="6.509cm" draw:z-index="35"><draw:image xlink:href="Pictures/1000000000000145000000F64515440C4D6B64AD.gif" xlink:type="simple" xlink:show="embed" xlink:actuate="onLoad" loext:mime-type="image/gif"/></draw:frame></text:p>
      <text:p text:style-name="Standard"/>
      <text:p text:style-name="Standard">- click on "Next"</text:p>
      <text:p text:style-name="Standard">- Accept the default names and click on "Finish"</text:p>
      <text:p text:style-name="Standard">- You should now see the demo web app in the list of deployments:</text:p>
      <text:p text:style-name="Standard"/>
      <text:p text:style-name="Standard"><draw:frame draw:style-name="fr1" draw:name="graphics45" text:anchor-type="as-char" svg:width="17.145cm" svg:height="6.006cm" draw:z-index="36"><draw:image xlink:href="Pictures/1000000000000288000000E375CA94BE673147F2.gif" xlink:type="simple" xlink:show="embed" xlink:actuate="onLoad" loext:mime-type="image/gif"/></draw:frame></text:p>
      <text:p text:style-name="Standard"/>
      <text:p text:style-name="Standard">- click on the "Enable" button to start it:</text:p>
      <text:p text:style-name="Standard"/>
      <text:p text:style-name="Standard"><draw:frame draw:style-name="fr1" draw:name="graphics46" text:anchor-type="as-char" svg:width="16.933cm" svg:height="5.874cm" draw:z-index="37"><draw:image xlink:href="Pictures/1000000000000280000000DE90B8097F30003437.gif" xlink:type="simple" xlink:show="embed" xlink:actuate="onLoad" loext:mime-type="image/gif"/></draw:frame></text:p>
      <text:list xml:id="list122406578461611" text:continue-numbering="true" text:style-name="Outline">
        <text:list-item>
          <text:list>
            <text:list-item>
              <text:list>
                <text:list-item>
                  <text:h text:style-name="P34" text:outline-level="3">Deployment on SunAS / Glassfish</text:h>
                  <text:list>
                    <text:list-item>
                      <text:h text:style-name="Heading_20_4" text:outline-level="4">Deploying the Resource Adapter</text:h>
                    </text:list-item>
                  </text:list>
                </text:list-item>
              </text:list>
            </text:list-item>
          </text:list>
        </text:list-item>
      </text:list>
      <text:p text:style-name="Standard">- in Sun AS console, go to "Applications &gt; Connector modules"</text:p>
      <text:p text:style-name="Standard"/>
      <text:p text:style-name="Standard"><draw:frame draw:style-name="fr2" draw:name="graphics8" text:anchor-type="as-char" svg:width="19.001cm" svg:height="9.364cm" draw:z-index="0"><draw:image xlink:href="Pictures/100000000000034A0000019FFD6F477CBBC197E1.gif" xlink:type="simple" xlink:show="embed" xlink:actuate="onLoad" loext:mime-type="image/gif"/></draw:frame></text:p>
      <text:p text:style-name="Standard"/>
      <text:p text:style-name="Standard">- click on "Deploy"</text:p>
      <text:p text:style-name="Standard">- step 1: browse to the "jppf_ra_Glassfish.rar" file</text:p>
      <text:p text:style-name="Standard"/>
      <text:p text:style-name="Standard"><draw:frame draw:style-name="fr2" draw:name="graphics9" text:anchor-type="as-char" svg:width="19.001cm" svg:height="9.229cm" draw:z-index="1"><draw:image xlink:href="Pictures/100000000000034A00000199B3CBF897A721FAB4.gif" xlink:type="simple" xlink:show="embed" xlink:actuate="onLoad" loext:mime-type="image/gif"/></draw:frame></text:p>
      <text:p text:style-name="Standard"/>
      <text:p text:style-name="Standard">- click "next"</text:p>
      <text:p text:style-name="Standard">- step 2: leave all default settings and click "Finish"</text:p>
      <text:p text:style-name="Standard"/>
      <text:p text:style-name="Standard"><text:soft-page-break/><draw:frame draw:style-name="fr2" draw:name="graphics10" text:anchor-type="as-char" svg:width="19.001cm" svg:height="17.422cm" draw:z-index="2"><draw:image xlink:href="Pictures/100000000000034B00000305F489F30021C8962A.gif" xlink:type="simple" xlink:show="embed" xlink:actuate="onLoad" loext:mime-type="image/gif"/></draw:frame></text:p>
      <text:list xml:id="list122405373575638" text:continue-numbering="true" text:style-name="Outline">
        <text:list-item>
          <text:list>
            <text:list-item>
              <text:list>
                <text:list-item>
                  <text:list>
                    <text:list-item>
                      <text:h text:style-name="P37" text:outline-level="4">Creating a connector connection pool</text:h>
                    </text:list-item>
                  </text:list>
                </text:list-item>
              </text:list>
            </text:list-item>
          </text:list>
        </text:list-item>
      </text:list>
      <text:p text:style-name="Standard">- in the console tree on the left, go to "Resources &gt; Connectors &gt; Connector Connection Pools"</text:p>
      <text:p text:style-name="Standard"/>
      <text:p text:style-name="Standard"><draw:frame draw:style-name="fr2" draw:name="graphics11" text:anchor-type="as-char" svg:width="19.001cm" svg:height="10.358cm" draw:z-index="3"><draw:image xlink:href="Pictures/100000000000034A000001CB38312D22DB500358.gif" xlink:type="simple" xlink:show="embed" xlink:actuate="onLoad" loext:mime-type="image/gif"/></draw:frame></text:p>
      <text:p text:style-name="Standard"/>
      <text:p text:style-name="Standard">- click on "New"</text:p>
      <text:p text:style-name="Standard">- step 1: enter "JPPFConnectionPool" as the connection pool name and select "jppf_ra_Glassfish" for the resource adapter</text:p>
      <text:p text:style-name="Standard"/>
      <text:p text:style-name="Standard"><draw:frame draw:style-name="fr2" draw:name="graphics12" text:anchor-type="as-char" svg:width="19.001cm" svg:height="10.209cm" draw:z-index="4"><draw:image xlink:href="Pictures/100000000000034B000001C5A082AB3EAE2E0C02.gif" xlink:type="simple" xlink:show="embed" xlink:actuate="onLoad" loext:mime-type="image/gif"/></draw:frame></text:p>
      <text:p text:style-name="Standard"/>
      <text:p text:style-name="Standard">- click "next"</text:p>
      <text:p text:style-name="Standard">- step 2: set the pool parameters, select "NoTransaction" for transaction support</text:p>
      <text:p text:style-name="Standard"/>
      <text:p text:style-name="Standard"><text:soft-page-break/><draw:frame draw:style-name="fr2" draw:name="graphics13" text:anchor-type="as-char" svg:width="19.001cm" svg:height="18.572cm" draw:z-index="5"><draw:image xlink:href="Pictures/100000000000034C00000339CCEC23956D89DC57.gif" xlink:type="simple" xlink:show="embed" xlink:actuate="onLoad" loext:mime-type="image/gif"/></draw:frame></text:p>
      <text:p text:style-name="Standard"/>
      <text:p text:style-name="Standard">- click "Finish"</text:p>
      <text:list xml:id="list122407279783136"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 in the console tree on the left, go to "Resources &gt; Connectors &gt; Connector Resources"</text:p>
      <text:p text:style-name="Standard"/>
      <text:p text:style-name="Standard"><text:soft-page-break/><draw:frame draw:style-name="fr2" draw:name="graphics14" text:anchor-type="as-char" svg:width="19.001cm" svg:height="10.289cm" draw:z-index="6"><draw:image xlink:href="Pictures/100000000000034A000001C812C1EF0176F12CF8.gif" xlink:type="simple" xlink:show="embed" xlink:actuate="onLoad" loext:mime-type="image/gif"/></draw:frame></text:p>
      <text:p text:style-name="Standard"/>
      <text:p text:style-name="Standard">- click on "New"</text:p>
      <text:p text:style-name="Standard">- for the jndi name, enter "eis/JPPFConnectionFactory"</text:p>
      <text:p text:style-name="Standard">- for the connection pool, select "JPPFConnectionPool"</text:p>
      <text:p text:style-name="Standard"/>
      <text:p text:style-name="Standard"><draw:frame draw:style-name="fr2" draw:name="graphics15" text:anchor-type="as-char" svg:width="19.001cm" svg:height="10.412cm" draw:z-index="7"><draw:image xlink:href="Pictures/100000000000034B000001CE838C02A19E1F8857.gif" xlink:type="simple" xlink:show="embed" xlink:actuate="onLoad" loext:mime-type="image/gif"/></draw:frame></text:p>
      <text:p text:style-name="Standard"/>
      <text:p text:style-name="Standard">- click "OK"</text:p>
      <text:p text:style-name="Standard">- restart the application server</text:p>
      <text:p text:style-name="Standard"/>
      <text:list xml:id="list122406823943092" text:continue-numbering="true" text:style-name="Outline">
        <text:list-item>
          <text:list>
            <text:list-item>
              <text:list>
                <text:list-item>
                  <text:list>
                    <text:list-item>
                      <text:h text:style-name="P37" text:outline-level="4">Deploying the demo application</text:h>
                    </text:list-item>
                  </text:list>
                </text:list-item>
              </text:list>
            </text:list-item>
          </text:list>
        </text:list-item>
      </text:list>
      <text:p text:style-name="Standard">- in SunAS console, go to "Applications &gt; Enterprise Applications"</text:p>
      <text:p text:style-name="Standard"/>
      <text:p text:style-name="Standard"/>
      <text:p text:style-name="Standard"><draw:frame draw:style-name="fr2" draw:name="graphics16" text:anchor-type="as-char" svg:width="19.001cm" svg:height="9.275cm" draw:z-index="8"><draw:image xlink:href="Pictures/100000000000034A0000019BDEEBE420EA6AC2C1.gif" xlink:type="simple" xlink:show="embed" xlink:actuate="onLoad" loext:mime-type="image/gif"/></draw:frame></text:p>
      <text:p text:style-name="Standard"/>
      <text:p text:style-name="Standard">- click on "Deploy"</text:p>
      <text:p text:style-name="Standard">- step 1: browse to the file "JPPF_J2EE_Demo_Glassfish.ear"</text:p>
      <text:p text:style-name="Standard"/>
      <text:p text:style-name="Standard"><draw:frame draw:style-name="fr2" draw:name="graphics17" text:anchor-type="as-char" svg:width="19.001cm" svg:height="9.342cm" draw:z-index="9"><draw:image xlink:href="Pictures/100000000000034C0000019FE94714EA0508A29B.gif" xlink:type="simple" xlink:show="embed" xlink:actuate="onLoad" loext:mime-type="image/gif"/></draw:frame></text:p>
      <text:p text:style-name="Standard"/>
      <text:p text:style-name="Standard">- click "next"</text:p>
      <text:p text:style-name="Standard">- step 2: leave all default values</text:p>
      <text:p text:style-name="Standard"/>
      <text:p text:style-name="Standard"><text:soft-page-break/><draw:frame draw:style-name="fr2" draw:name="graphics18" text:anchor-type="as-char" svg:width="19.001cm" svg:height="16.244cm" draw:z-index="10"><draw:image xlink:href="Pictures/1000000000000349000002CF27078E0FAF5433AB.gif" xlink:type="simple" xlink:show="embed" xlink:actuate="onLoad" loext:mime-type="image/gif"/></draw:frame></text:p>
      <text:p text:style-name="Standard"/>
      <text:p text:style-name="Standard">- click "Finish"</text:p>
      <text:p text:style-name="Standard">- restart the application server</text:p>
      <text:p text:style-name="Standard"/>
      <text:list xml:id="list122405813891258" text:continue-numbering="true" text:style-name="Outline">
        <text:list-item>
          <text:list>
            <text:list-item>
              <text:list>
                <text:list-item>
                  <text:h text:style-name="P34" text:outline-level="3">Deployment on Websphere</text:h>
                  <text:list>
                    <text:list-item>
                      <text:h text:style-name="Heading_20_4" text:outline-level="4">Deploying the Resource Adapter</text:h>
                    </text:list-item>
                  </text:list>
                </text:list-item>
              </text:list>
            </text:list-item>
          </text:list>
        </text:list-item>
      </text:list>
      <text:p text:style-name="Standard">- in WAS console, go to "Resources &gt; Resource Adapters &gt; Resource adapters"</text:p>
      <text:p text:style-name="Standard">- select scope = "Node"</text:p>
      <text:p text:style-name="Standard"/>
      <text:p text:style-name="Standard"><draw:frame draw:style-name="fr2" draw:name="graphics19" text:anchor-type="as-char" svg:width="19.001cm" svg:height="11.095cm" draw:z-index="11"><draw:image xlink:href="Pictures/100000000000034E000001EEFBBD5101D930E091.gif" xlink:type="simple" xlink:show="embed" xlink:actuate="onLoad" loext:mime-type="image/gif"/></draw:frame></text:p>
      <text:p text:style-name="Standard"/>
      <text:p text:style-name="Standard">- click "Install RAR"</text:p>
      <text:p text:style-name="Standard"/>
      <text:p text:style-name="P14">- in the "Install RAR file" page, browse to the "jppf_ra_Websphere.rar" file</text:p>
      <text:p text:style-name="Standard"/>
      <text:p text:style-name="Standard"><draw:frame draw:style-name="fr3" draw:name="graphics20" text:anchor-type="paragraph" svg:width="19.001cm" svg:height="11.606cm" draw:z-index="12"><draw:image xlink:href="Pictures/1000000000000303000001D764BBDAE1D2915122.gif" xlink:type="simple" xlink:show="embed" xlink:actuate="onLoad" loext:mime-type="image/gif"/></draw:frame></text:p>
      <text:p text:style-name="Standard"/>
      <text:p text:style-name="Standard">- click "Next"</text:p>
      <text:p text:style-name="Standard">- click "OK"</text:p>
      <text:p text:style-name="Standard">- click "Save directly to the master configuration"</text:p>
      <text:p text:style-name="Standard"/>
      <text:p text:style-name="Standard"><draw:frame draw:style-name="fr2" draw:name="graphics21" text:anchor-type="as-char" svg:width="19.001cm" svg:height="11.134cm" draw:z-index="13"><draw:image xlink:href="Pictures/100000000000034B000001EEA7C24B4EA1130A99.gif" xlink:type="simple" xlink:show="embed" xlink:actuate="onLoad" loext:mime-type="image/gif"/></draw:frame></text:p>
      <text:p text:style-name="Standard"/>
      <text:list xml:id="list122406284380589" text:continue-numbering="true" text:style-name="Outline">
        <text:list-item>
          <text:list>
            <text:list-item>
              <text:list>
                <text:list-item>
                  <text:list>
                    <text:list-item>
                      <text:h text:style-name="Heading_20_4" text:outline-level="4"><text:soft-page-break/>Creating a connection factory</text:h>
                    </text:list-item>
                  </text:list>
                </text:list-item>
              </text:list>
            </text:list-item>
          </text:list>
        </text:list-item>
      </text:list>
      <text:p text:style-name="Standard">- in the list of resource adapters, click on "JPPF"</text:p>
      <text:p text:style-name="Standard">- in "Additional Properties", click on "J2C connection factories"</text:p>
      <text:p text:style-name="Standard">- click on "New"</text:p>
      <text:p text:style-name="Standard">- enter "JPPF Connection Factory" for the name and "eis/JPPFConnectionFactory" for the JNDI name, leave all other parameters as they are</text:p>
      <text:p text:style-name="Standard"/>
      <text:p text:style-name="Standard"><draw:frame draw:style-name="fr2" draw:name="graphics22" text:anchor-type="as-char" svg:width="19.001cm" svg:height="18.117cm" draw:z-index="14"><draw:image xlink:href="Pictures/100000000000031C000002F7E8482AB8692B9E32.gif" xlink:type="simple" xlink:show="embed" xlink:actuate="onLoad" loext:mime-type="image/gif"/></draw:frame></text:p>
      <text:p text:style-name="Standard"/>
      <text:p text:style-name="Standard">- click "OK"</text:p>
      <text:p text:style-name="Standard">- click "Save directly to the master configuration"</text:p>
      <text:p text:style-name="Standard">- Restart the application server</text:p>
      <text:p text:style-name="Standard"/>
      <text:list xml:id="list122406139644101" text:continue-numbering="true" text:style-name="Outline">
        <text:list-item>
          <text:list>
            <text:list-item>
              <text:list>
                <text:list-item>
                  <text:list>
                    <text:list-item>
                      <text:h text:style-name="P37" text:outline-level="4">Deploying the demo application</text:h>
                    </text:list-item>
                  </text:list>
                </text:list-item>
              </text:list>
            </text:list-item>
          </text:list>
        </text:list-item>
      </text:list>
      <text:p text:style-name="Standard">- in Websphere console, go to "Applications &gt; Enterprise Applications"</text:p>
      <text:p text:style-name="Standard"/>
      <text:p text:style-name="Standard"><draw:frame draw:style-name="fr2" draw:name="graphics23" text:anchor-type="as-char" svg:width="19.001cm" svg:height="9.601cm" draw:z-index="15"><draw:image xlink:href="Pictures/100000000000034B000001AAEF5FB7822428A982.gif" xlink:type="simple" xlink:show="embed" xlink:actuate="onLoad" loext:mime-type="image/gif"/></draw:frame></text:p>
      <text:p text:style-name="Standard"/>
      <text:p text:style-name="Standard">- click on "Install"</text:p>
      <text:p text:style-name="Standard">- browse to the file "JPPF_J2EE_Demo_Websphere.ear"</text:p>
      <text:p text:style-name="Standard">- select "Prompt me only when additional information is required".</text:p>
      <text:p text:style-name="Standard"/>
      <text:p text:style-name="Standard"><draw:frame draw:style-name="fr2" draw:name="graphics24" text:anchor-type="as-char" svg:width="19.001cm" svg:height="10.954cm" draw:z-index="16"><draw:image xlink:href="Pictures/100000000000034B000001E612895674B369C291.gif" xlink:type="simple" xlink:show="embed" xlink:actuate="onLoad" loext:mime-type="image/gif"/></draw:frame></text:p>
      <text:p text:style-name="Standard"/>
      <text:p text:style-name="Standard">- click "Next"</text:p>
      <text:p text:style-name="Standard">- step 1: click "Next"</text:p>
      <text:p text:style-name="Standard">- step 2: check module "jppftest"</text:p>
      <text:p text:style-name="Standard"/>
      <text:p text:style-name="Standard"><text:soft-page-break/><draw:frame draw:style-name="fr2" draw:name="graphics25" text:anchor-type="as-char" svg:width="19.001cm" svg:height="8.83cm" draw:z-index="17"><draw:image xlink:href="Pictures/100000000000037F000001A032A8411EF4480D7D.gif" xlink:type="simple" xlink:show="embed" xlink:actuate="onLoad" loext:mime-type="image/gif"/></draw:frame></text:p>
      <text:p text:style-name="Standard">- click "Next"</text:p>
      <text:p text:style-name="Standard">- step 3: select "None" for the authentication method</text:p>
      <text:p text:style-name="Standard">- check the "jppftest" module and enter "eis/JPPFConnectionFactory" as Target Resource JNDI Name</text:p>
      <text:p text:style-name="Standard"/>
      <text:p text:style-name="Standard"><draw:frame draw:style-name="fr2" draw:name="graphics26" text:anchor-type="as-char" svg:width="19.001cm" svg:height="17.203cm" draw:z-index="18"><draw:image xlink:href="Pictures/10000000000003830000032E71E5E9CAB3A99A62.gif" xlink:type="simple" xlink:show="embed" xlink:actuate="onLoad" loext:mime-type="image/gif"/></draw:frame></text:p>
      <text:p text:style-name="Standard"><text:soft-page-break/></text:p>
      <text:p text:style-name="Standard">- click "Next"</text:p>
      <text:p text:style-name="Standard">- step 4: check the "jppftest" module and keep "default_host" as the Virtual host</text:p>
      <text:p text:style-name="Standard"/>
      <text:p text:style-name="Standard"><draw:frame draw:style-name="fr2" draw:name="graphics27" text:anchor-type="as-char" svg:width="19.001cm" svg:height="8.373cm" draw:z-index="19"><draw:image xlink:href="Pictures/100000000000037E0000018A8D5208B732F4A7CC.gif" xlink:type="simple" xlink:show="embed" xlink:actuate="onLoad" loext:mime-type="image/gif"/></draw:frame></text:p>
      <text:p text:style-name="Standard"/>
      <text:p text:style-name="Standard">- click "Next"</text:p>
      <text:p text:style-name="Standard">- step 5: click "Finish"</text:p>
      <text:p text:style-name="Standard">- click "Save <text:s/>directly to the master configuration"</text:p>
      <text:p text:style-name="Standard">- in the list of enterprise applications, check "JPPF Demo"</text:p>
      <text:p text:style-name="Standard"/>
      <text:p text:style-name="Standard"><draw:frame draw:style-name="fr2" draw:name="graphics28" text:anchor-type="as-char" svg:width="19.001cm" svg:height="9.924cm" draw:z-index="20"><draw:image xlink:href="Pictures/1000000000000380000001D4F17DBA8D6DF24061.gif" xlink:type="simple" xlink:show="embed" xlink:actuate="onLoad" loext:mime-type="image/gif"/></draw:frame></text:p>
      <text:p text:style-name="Standard"/>
      <text:p text:style-name="Standard">- click on "Start"</text:p>
      <text:p text:style-name="Standard">- restart the application server</text:p>
      <text:p text:style-name="Standard"/>
      <text:list xml:id="list122407200537705" text:continue-numbering="true" text:style-name="Outline">
        <text:list-item>
          <text:list>
            <text:list-item>
              <text:list>
                <text:list-item>
                  <text:h text:style-name="P34" text:outline-level="3">Deployment on Weblogic</text:h>
                  <text:list>
                    <text:list-item>
                      <text:h text:style-name="Heading_20_4" text:outline-level="4">Deploying the resource adapter</text:h>
                    </text:list-item>
                  </text:list>
                </text:list-item>
              </text:list>
            </text:list-item>
          </text:list>
        </text:list-item>
      </text:list>
      <text:p text:style-name="Standard">- in Weblogic console, go to "Deployments"</text:p>
      <text:p text:style-name="Standard">- click on "Lock &amp; Edit"</text:p>
      <text:p text:style-name="Standard"/>
      <text:p text:style-name="Standard"><draw:frame draw:style-name="fr2" draw:name="graphics29" text:anchor-type="as-char" svg:width="19.001cm" svg:height="10.721cm" draw:z-index="21"><draw:image xlink:href="Pictures/100000000000036F000001F077D8859D8437244B.gif" xlink:type="simple" xlink:show="embed" xlink:actuate="onLoad" loext:mime-type="image/gif"/></draw:frame></text:p>
      <text:p text:style-name="Standard"/>
      <text:p text:style-name="Standard">- click "Install"</text:p>
      <text:p text:style-name="Standard">- navigate to the "jppf_ra_Weblogic.rar" file and select it</text:p>
      <text:p text:style-name="Standard"/>
      <text:p text:style-name="Standard"><text:soft-page-break/><draw:frame draw:style-name="fr2" draw:name="graphics30" text:anchor-type="as-char" svg:width="19.001cm" svg:height="17.027cm" draw:z-index="22"><draw:image xlink:href="Pictures/10000000000003590000030045BB8FA9602BC723.gif" xlink:type="simple" xlink:show="embed" xlink:actuate="onLoad" loext:mime-type="image/gif"/></draw:frame></text:p>
      <text:p text:style-name="Standard"/>
      <text:p text:style-name="Standard">- click "Next"</text:p>
      <text:p text:style-name="Standard">- click "Next"</text:p>
      <text:p text:style-name="Standard">- click "Finish"</text:p>
      <text:p text:style-name="Standard"/>
      <text:p text:style-name="Standard"><text:soft-page-break/><draw:frame draw:style-name="fr2" draw:name="graphics31" text:anchor-type="as-char" svg:width="19.001cm" svg:height="14.206cm" draw:z-index="23"><draw:image xlink:href="Pictures/100000000000037000000292838823E095828F14.gif" xlink:type="simple" xlink:show="embed" xlink:actuate="onLoad" loext:mime-type="image/gif"/></draw:frame></text:p>
      <text:p text:style-name="Standard"/>
      <text:p text:style-name="Standard">- click "Activate Changes"</text:p>
      <text:p text:style-name="Standard">- in the list of deployments, check "jppf_ra_Weblogic"</text:p>
      <text:p text:style-name="Standard">- select "Start &gt; Servicing all requests"</text:p>
      <text:p text:style-name="Standard"/>
      <text:p text:style-name="Standard"><text:soft-page-break/><draw:frame draw:style-name="fr2" draw:name="graphics32" text:anchor-type="as-char" svg:width="19.001cm" svg:height="13.605cm" draw:z-index="24"><draw:image xlink:href="Pictures/100000000000036D000002743948F0A2F1246F17.gif" xlink:type="simple" xlink:show="embed" xlink:actuate="onLoad" loext:mime-type="image/gif"/></draw:frame></text:p>
      <text:p text:style-name="Standard"/>
      <text:p text:style-name="Standard">- Click "Yes"</text:p>
      <text:p text:style-name="Standard">- the state of the resource adapter must now show as "Active"</text:p>
      <text:p text:style-name="Standard">- restart the application server</text:p>
      <text:p text:style-name="Standard"/>
      <text:p text:style-name="P1"><text:span text:style-name="T8">Note</text:span>: <text:span text:style-name="T9">In the Weblogic output console, you will probably see periodic messages saying that 2 threads are stuck. These warnings are harmless. The related threads are required by the JPPF resource adapter and should not be interrupted. The period of these warnings is determined by a setting of the Weblogic instance called "Stuck Thread Timer Interval", set to 60 seconds by default. Consult with your administrator if you need to change that interval</text:span>.</text:p>
      <text:list xml:id="list122407638200441"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Weblogic console, go to "Deployments"</text:p>
      <text:p text:style-name="Standard">- click on "Lock &amp; Edit"</text:p>
      <text:p text:style-name="Standard"/>
      <text:p text:style-name="Standard"><text:soft-page-break/><draw:frame draw:style-name="fr2" draw:name="graphics33" text:anchor-type="as-char" svg:width="19.001cm" svg:height="11.081cm" draw:z-index="25"><draw:image xlink:href="Pictures/100000000000037300000203C73A5E73855501AA.gif" xlink:type="simple" xlink:show="embed" xlink:actuate="onLoad" loext:mime-type="image/gif"/></draw:frame></text:p>
      <text:p text:style-name="Standard"/>
      <text:p text:style-name="Standard">- click "Install"</text:p>
      <text:p text:style-name="Standard">- navigate to the "JPPF_J2EE_Demo_Weblogic.ear" file and select it</text:p>
      <text:p text:style-name="Standard"/>
      <text:p text:style-name="Standard"><text:soft-page-break/><draw:frame draw:style-name="fr2" draw:name="graphics34" text:anchor-type="as-char" svg:width="19.001cm" svg:height="16.42cm" draw:z-index="26"><draw:image xlink:href="Pictures/1000000000000374000002FC5327522246B3B5A0.gif" xlink:type="simple" xlink:show="embed" xlink:actuate="onLoad" loext:mime-type="image/gif"/></draw:frame></text:p>
      <text:p text:style-name="Standard"/>
      <text:p text:style-name="Standard">- click "Next"</text:p>
      <text:p text:style-name="Standard">- click "Finish"</text:p>
      <text:p text:style-name="Standard"/>
      <text:p text:style-name="Standard"><text:soft-page-break/><draw:frame draw:style-name="fr2" draw:name="graphics35" text:anchor-type="as-char" svg:width="19.001cm" svg:height="14.547cm" draw:z-index="27"><draw:image xlink:href="Pictures/100000000000036F000002A1BC3674DE5B60DA64.gif" xlink:type="simple" xlink:show="embed" xlink:actuate="onLoad" loext:mime-type="image/gif"/></draw:frame></text:p>
      <text:p text:style-name="Standard"/>
      <text:p text:style-name="Standard">- click "Activate Changes"</text:p>
      <text:p text:style-name="Standard">- in the list of deployments, check "JPPF_J2EE_Demo_Weblogic"</text:p>
      <text:p text:style-name="Standard">- select "Start &gt; Servicing All Requests"</text:p>
      <text:p text:style-name="Standard"/>
      <text:p text:style-name="Standard"><text:soft-page-break/><draw:frame draw:style-name="fr2" draw:name="graphics36" text:anchor-type="as-char" svg:width="19.001cm" svg:height="13.811cm" draw:z-index="28"><draw:image xlink:href="Pictures/100000000000036F0000027F1C0A5A4D9F6B7B32.gif" xlink:type="simple" xlink:show="embed" xlink:actuate="onLoad" loext:mime-type="image/gif"/></draw:frame></text:p>
      <text:p text:style-name="Standard"/>
      <text:p text:style-name="Standard">- Click "Yes"</text:p>
      <text:p text:style-name="Standard">- the state of the demo application must now show as "Active"</text:p>
      <text:p text:style-name="Standard">- restart the application server</text:p>
      <text:p text:style-name="Standard"/>
      <text:list xml:id="list122409014144974" text:continue-numbering="true" text:style-name="Outline">
        <text:list-item>
          <text:list>
            <text:list-item>
              <text:list>
                <text:list-item>
                  <text:h text:style-name="P35" text:outline-level="3">Deployment on <text:span text:style-name="T31">Open Liberty</text:span></text:h>
                  <text:list>
                    <text:list-item>
                      <text:h text:style-name="P36" text:outline-level="4">Deploying the JPPF resource adapter</text:h>
                    </text:list-item>
                  </text:list>
                </text:list-item>
              </text:list>
            </text:list-item>
          </text:list>
        </text:list-item>
      </text:list>
      <text:p text:style-name="P2"><text:span text:style-name="T31">1) </text:span>copy the file jppf_ra_<text:span text:style-name="T31">OpenLiberty</text:span>.rar in this folder: <text:span text:style-name="Code_20_char">&lt;</text:span><text:span text:style-name="Code_20_char"><text:span text:style-name="T31">OPEN_LIBERTY</text:span></text:span><text:span text:style-name="Code_20_char">_HOME&gt;/</text:span><text:span text:style-name="Code_20_char"><text:span text:style-name="T31">usr/</text:span></text:span><text:span text:style-name="Code_20_char">server</text:span><text:span text:style-name="Code_20_char"><text:span text:style-name="T31">s</text:span></text:span><text:span text:style-name="Code_20_char">/&lt;server&gt;</text:span>, where <text:span text:style-name="Code_20_char">&lt;</text:span><text:span text:style-name="Code_20_char"><text:span text:style-name="T31">OPEN_LIBERTY</text:span></text:span><text:span text:style-name="Code_20_char">_HOME&gt;</text:span> is the root installation folder for <text:span text:style-name="T31">Open Liberty</text:span>, and <text:span text:style-name="Code_20_char">&lt;server&gt;</text:span> is the <text:span text:style-name="T31">name of the server profile you are using.</text:span></text:p>
      <text:p text:style-name="P11"/>
      <text:p text:style-name="P12">2) add the following features to your server.xml:</text:p>
      <text:p text:style-name="P12"/>
      <text:p text:style-name="Code_20_block">&lt;featureManager&gt;</text:p>
      <text:p text:style-name="Code_20_block"><text:s text:c="2"/>&lt;feature&gt;jndi-1.0&lt;/feature&gt;</text:p>
      <text:p text:style-name="Code_20_block"><text:s text:c="2"/>&lt;feature&gt;jca-1.7&lt;/feature&gt;</text:p>
      <text:p text:style-name="Code_20_block">&lt;/featureManager&gt;</text:p>
      <text:p text:style-name="P12"/>
      <text:p text:style-name="P12">3) In the server.xml file, configure the resource adapter as follows:</text:p>
      <text:p text:style-name="P12"/>
      <text:p text:style-name="Code_20_block">&lt;resourceAdapter id="jppf_ra" location="${server.config.dir}/jppf_ra_OpenLiberty.rar"&gt;</text:p>
      <text:p text:style-name="Code_20_block"><text:s text:c="2"/>&lt;classloader apiTypeVisibility="spec,ibm-api,api,stable,third-party"/&gt;</text:p>
      <text:p text:style-name="Code_20_block">&lt;/resourceAdapter&gt;</text:p>
      <text:p text:style-name="P12"/>
      <text:p text:style-name="P12">4) In the server.xml file, configure the JPPF connection factory as follows:</text:p>
      <text:p text:style-name="P12"/>
      <text:p text:style-name="Code_20_block">&lt;connectionFactory jndiName="eis/JPPFConnectionFactory"&gt;</text:p>
      <text:p text:style-name="Code_20_block"><text:s text:c="2"/>&lt;properties.jppf_ra ConfigurationSource="classpath|jppf.properties"/&gt;</text:p>
      <text:p text:style-name="Code_20_block">&lt;/connectionFactory&gt; </text:p>
      <text:list xml:id="list122409218211195" text:continue-numbering="true" text:style-name="Outline">
        <text:list-item>
          <text:list>
            <text:list-item>
              <text:list>
                <text:list-item>
                  <text:list>
                    <text:list-item>
                      <text:h text:style-name="P36" text:outline-level="4">Deploying the demo application</text:h>
                    </text:list-item>
                  </text:list>
                </text:list-item>
              </text:list>
            </text:list-item>
          </text:list>
        </text:list-item>
      </text:list>
      <text:p text:style-name="P11"><text:span text:style-name="T31">1) c</text:span>opy the file <text:span text:style-name="T1">JPPF_J2EE_Demo_</text:span><text:span text:style-name="T7">OpenLiberty</text:span><text:span text:style-name="T1">.ear</text:span> <text:span text:style-name="T31">to</text:span> <text:span text:style-name="Code_20_char">&lt;</text:span><text:span text:style-name="Code_20_char"><text:span text:style-name="T31">OPEN_LIBERTY</text:span></text:span><text:span text:style-name="Code_20_char">_HOME&gt;/</text:span><text:span text:style-name="Code_20_char"><text:span text:style-name="T31">usr/</text:span></text:span><text:span text:style-name="Code_20_char">server</text:span><text:span text:style-name="Code_20_char"><text:span text:style-name="T31">s</text:span></text:span><text:span text:style-name="Code_20_char">/&lt;server&gt;/</text:span><text:span text:style-name="Code_20_char"><text:span text:style-name="T31">apps</text:span></text:span> </text:p>
      <text:p text:style-name="P12"/>
      <text:p text:style-name="P12">2) add the following feature to your server.xml:</text:p>
      <text:p text:style-name="P12"/>
      <text:p text:style-name="Code_20_block">&lt;featureManager&gt;</text:p>
      <text:p text:style-name="Code_20_block"><text:s text:c="2"/>&lt;feature&gt;jsp-2.3&lt;/feature&gt;</text:p>
      <text:p text:style-name="Code_20_block">&lt;/featureManager&gt;</text:p>
      <text:p text:style-name="P12"/>
      <text:p text:style-name="P12">3) configure the enterprise application in your server .xml:</text:p>
      <text:p text:style-name="P12"/>
      <text:p text:style-name="Code_20_block">&lt;application type="ear" id="JPPF_J2EE_Demo_OpenLiberty"</text:p>
      <text:p text:style-name="Code_20_block"><text:s text:c="2"/>location="JPPF_J2EE_Demo_OpenLiberty.ear" name="JPPF_J2EE_Demo_OpenLiberty"&gt;</text:p>
      <text:p text:style-name="P21"><text:s text:c="2"/>&lt;classloader classProviderRef="jppf_ra"</text:p>
      <text:p text:style-name="P21"><text:s text:c="4"/>apiTypeVisibility="spec,ibm-api,api,stable,third-party"/&gt;</text:p>
      <text:p text:style-name="Code_20_block">&lt;/application&gt;</text:p>
      <text:p text:style-name="P12"/>
      <text:p text:style-name="P26"><text:span text:style-name="T1">Important</text:span>: <text:span text:style-name="T9">the value of the </text:span><text:span text:style-name="Code_20_char"><text:span text:style-name="T9">classProviderRef</text:span></text:span><text:span text:style-name="T9"> attribute in the c</text:span><text:span text:style-name="T10">l</text:span><text:span text:style-name="T9">ass lo</text:span><text:span text:style-name="T11">a</text:span><text:span text:style-name="T9">der declaration of the application, must match exactly the value of the resource adapter's </text:span><text:span text:style-name="Code_20_char"><text:span text:style-name="T9">id</text:span></text:span><text:span text:style-name="T9"> attribute, otherwise the application will not be able to access the JPPF classes.</text:span></text:p>
      <text:p text:style-name="P12"/>
      <text:p text:style-name="P12"/>
      <text:p text:style-name="P12"/>
      <text:list xml:id="list122407686652135" text:continue-numbering="true" text:style-name="Outline">
        <text:list-item>
          <text:list>
            <text:list-item>
              <text:list>
                <text:list-item>
                  <text:list>
                    <text:list-item>
                      <text:h text:style-name="P37" text:outline-level="4">Full working server.xml example</text:h>
                    </text:list-item>
                  </text:list>
                </text:list-item>
              </text:list>
            </text:list-item>
          </text:list>
        </text:list-item>
      </text:list>
      <text:p text:style-name="P13"/>
      <text:p text:style-name="Code_20_block">&lt;?xml version="1.0" encoding="UTF-8"?&gt;</text:p>
      <text:p text:style-name="Code_20_block">&lt;server description="JPPF server"&gt;</text:p>
      <text:p text:style-name="Code_20_block"><text:s text:c="2"/>&lt;featureManager&gt;</text:p>
      <text:p text:style-name="Code_20_block"><text:s text:c="4"/>&lt;feature&gt;jndi-1.0&lt;/feature&gt;</text:p>
      <text:p text:style-name="Code_20_block"><text:s text:c="4"/>&lt;feature&gt;jsp-2.3&lt;/feature&gt;</text:p>
      <text:p text:style-name="Code_20_block"><text:s text:c="4"/>&lt;feature&gt;jca-1.7&lt;/feature&gt;</text:p>
      <text:p text:style-name="Code_20_block"><text:s text:c="2"/>&lt;/featureManager&gt;</text:p>
      <text:p text:style-name="Code_20_block"/>
      <text:p text:style-name="Code_20_block"><text:s text:c="2"/>&lt;httpEndpoint id="defaultHttpEndpoint" host="*" httpPort="9080" httpsPort="9443" /&gt;</text:p>
      <text:p text:style-name="Code_20_block"/>
      <text:p text:style-name="Code_20_block"><text:s text:c="2"/><text:span text:style-name="T12">&lt;!-- Do not automatically expand WAR files and EAR files --&gt;</text:span></text:p>
      <text:p text:style-name="Code_20_block"><text:s text:c="2"/>&lt;applicationManager autoExpand="false"/&gt;</text:p>
      <text:p text:style-name="Code_20_block"/>
      <text:p text:style-name="Code_20_block"><text:s text:c="2"/><text:span text:style-name="T12">&lt;!-- Deployment of the JPPF demo application --&gt;</text:span></text:p>
      <text:p text:style-name="Code_20_block"><text:s text:c="2"/>&lt;application type="ear" id="JPPF_J2EE_Demo_OpenLiberty"</text:p>
      <text:p text:style-name="Code_20_block"><text:s text:c="4"/>location="JPPF_J2EE_Demo_OpenLiberty.ear" name="JPPF_J2EE_Demo_OpenLiberty"&gt;</text:p>
      <text:p text:style-name="P22"><text:s text:c="4"/>&lt;classloader classProviderRef="jppf_ra" </text:p>
      <text:p text:style-name="P22"><text:s text:c="6"/>apiTypeVisibility="spec,ibm-api,api,stable,third-party"/&gt;</text:p>
      <text:p text:style-name="Code_20_block"><text:s text:c="2"/>&lt;/application&gt;</text:p>
      <text:p text:style-name="Code_20_block"/>
      <text:p text:style-name="P15"><text:s text:c="2"/>&lt;!--</text:p>
      <text:p text:style-name="P15"><text:s text:c="2"/>Deployment of the JPPF resource adapter.</text:p>
      <text:p text:style-name="P15"><text:s text:c="2"/>The .rar file is assumed to be in the same directory as this server.xml</text:p>
      <text:p text:style-name="P15"><text:s text:c="2"/>--&gt;</text:p>
      <text:p text:style-name="Code_20_block"><text:s text:c="2"/>&lt;resourceAdapter id="jppf_ra" location="${server.config.dir}/jppf_ra_OpenLiberty.rar"&gt;</text:p>
      <text:p text:style-name="Code_20_block"><text:s text:c="4"/>&lt;classloader apiTypeVisibility="spec,ibm-api,api,stable,third-party"/&gt;</text:p>
      <text:p text:style-name="Code_20_block"><text:s text:c="2"/>&lt;/resourceAdapter&gt;</text:p>
      <text:p text:style-name="Code_20_block"/>
      <text:p text:style-name="Code_20_block"><text:s text:c="2"/><text:span text:style-name="T12">&lt;!-- Configuration of the JPPF connection factory --&gt;</text:span></text:p>
      <text:p text:style-name="Code_20_block"><text:s text:c="2"/>&lt;connectionFactory jndiName="eis/JPPFConnectionFactory"&gt;</text:p>
      <text:p text:style-name="Code_20_block"><text:s text:c="4"/>&lt;properties.jppf_ra ConfigurationSource="classpath|jppf.properties"/&gt;</text:p>
      <text:p text:style-name="Code_20_block"><text:s text:c="2"/>&lt;/connectionFactory&gt; </text:p>
      <text:p text:style-name="Code_20_block">&lt;/server&gt;</text:p>
      <text:p text:style-name="P13"/>
      <text:list xml:id="list122409096250474" text:continue-numbering="true" text:style-name="Outline">
        <text:list-item>
          <text:list>
            <text:list-item>
              <text:h text:style-name="P32" text:outline-level="2">Packaging your enterprise application</text:h>
            </text:list-item>
          </text:list>
        </text:list-item>
      </text:list>
      <text:p text:style-name="Standard">For a J2EE enterprise application to work with the JPPF JCA connector, it is necessary to include a JPPF utility library called jppf-j2ee-client.jar, which can be found in the jca-client/build/lib folder. To ensure that this library can be made visible to all modules in the application, we recommend the following way of packaging it:</text:p>
      <text:p text:style-name="Standard"/>
      <text:p text:style-name="Standard">* add jppf-j2ee-client.jar in a lib folder under the root of the EAR file</text:p>
      <text:p text:style-name="Standard">* for each EJB, Web or Resource Adapter module of your application that will use JPPF, add a Class-Path entry in the META-INF/manifest.mf of the module, which will point to the JPPF library, for instance:</text:p>
      <text:p text:style-name="Standard"><text:s text:c="2"/>Class-Path: lib/jppf-j2ee-client.jar</text:p>
      <text:p text:style-name="Standard"/>
      <text:p text:style-name="Standard">In a typical J2EE application, it would look like this:</text:p>
      <text:p text:style-name="Standard"/>
      <text:p text:style-name="Code_20_block"><text:s text:c="2"/>MyApplication.ear/</text:p>
      <text:p text:style-name="Code_20_block"><text:s text:c="2"/></text:p>
      <text:p text:style-name="Code_20_block"><text:s text:c="6"/>lib/</text:p>
      <text:p text:style-name="Code_20_block"><text:s text:c="10"/>jppf-j2ee-client.jar</text:p>
      <text:p text:style-name="Code_20_block"><text:s text:c="6"/></text:p>
      <text:p text:style-name="Code_20_block"><text:s text:c="6"/>MyEJBModule.j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Code_20_block"><text:s text:c="2"/></text:p>
      <text:p text:style-name="Code_20_block"><text:s text:c="6"/>... other modules ...</text:p>
      <text:p text:style-name="Code_20_block"><text:s text:c="2"/></text:p>
      <text:p text:style-name="Code_20_block"><text:s text:c="6"/>MyWebApp.w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Standard"/>
      <text:p text:style-name="Note_5f_Tip"><text:span text:style-name="T1">Note</text:span>: <text:span text:style-name="T9">If you only need to use JPPF from a web application or module, then you can simply add jppf-j2ee-client.jar to the WEB-INF/lib folder of the war file.</text:span></text:p>
      <text:list xml:id="list122407568640336" text:continue-numbering="true" text:style-name="Outline">
        <text:list-item>
          <text:list>
            <text:list-item>
              <text:h text:style-name="Heading_20_2" text:outline-level="2">Creating an application server port</text:h>
            </text:list-item>
          </text:list>
        </text:list-item>
      </text:list>
      <text:p text:style-name="Standard">If the JPPF resource adapter does not include, out-of-the-box, a port for your application server, or your application server version, this section is for you. Here is a sequence of steps to create your own port:</text:p>
      <text:p text:style-name="Standard"/>
      <text:p text:style-name="P1">1. copy one of the existing application server-specific folder in <text:span text:style-name="Code_20_char">JPPF-</text:span><text:span text:style-name="Code_20_char"><text:span text:style-name="T28">x.y.z</text:span></text:span><text:span text:style-name="Code_20_char">-j2ee-connector/appserver</text:span> and give it a name that will distinguish it from the others. This name will be used throughout this process, so please make sure it is both unique and meaningful. For the sake of this exercise, we will use a generic name: "<text:span text:style-name="Code_20_char">MyServer-1.0</text:span>"</text:p>
      <text:p text:style-name="Standard"/>
      <text:p text:style-name="P1">2. After creating the <text:span text:style-name="Code_20_char">JPPF-</text:span><text:span text:style-name="Code_20_char"><text:span text:style-name="T19">x</text:span></text:span><text:span text:style-name="Code_20_char">.</text:span><text:span text:style-name="Code_20_char"><text:span text:style-name="T19">y.z</text:span></text:span><text:span text:style-name="Code_20_char">-j2ee-connector/appserver/MyServer-1.0</text:span> <text:span text:style-name="T28">directory</text:span>, edit the relevant configuration files and deployment descriptors.</text:p>
      <text:p text:style-name="Standard"/>
      <text:p text:style-name="P8">3. Open the build.xml build script, in the <text:span text:style-name="Code_20_char">JPPF-</text:span><text:span text:style-name="Code_20_char"><text:span text:style-name="T19">x</text:span></text:span><text:span text:style-name="Code_20_char">.</text:span><text:span text:style-name="Code_20_char"><text:span text:style-name="T19">y.z</text:span></text:span><text:span text:style-name="Code_20_char">-j2ee-connector</text:span> folder, with a text editor.</text:p>
      <text:p text:style-name="Standard"/>
      <text:p text:style-name="Standard">4. At the start of the file, you will see the following section:</text:p>
      <text:p text:style-name="Standard"/>
      <text:p text:style-name="P15">&lt;!-- ========================================================================= --&gt;</text:p>
      <text:p text:style-name="P15">&lt;!-- definition of application server-specific properties <text:s text:c="21"/>--&gt;</text:p>
      <text:p text:style-name="P15">&lt;!-- the value is used to generate the names of the corresponding EAR and RAR <text:s/>--&gt;</text:p>
      <text:p text:style-name="P15">&lt;!-- ========================================================================= --&gt;</text:p>
      <text:p text:style-name="Code_20_block">&lt;property name="was" <text:s text:c="10"/>value="Websphere"/&gt;</text:p>
      <text:p text:style-name="P18">&lt;property name="jboss" <text:s text:c="8"/>value="JBoss"/&gt;</text:p>
      <text:p text:style-name="P18">&lt;property name="jboss<text:span text:style-name="T18">7</text:span>" <text:s text:c="7"/>value="JBoss<text:span text:style-name="T18">-7</text:span>"/&gt;</text:p>
      <text:p text:style-name="P19">&lt;property name="<text:span text:style-name="T27">wildfly8</text:span>" <text:s text:c="5"/>value="<text:span text:style-name="T27">Wildfly-8</text:span>"/&gt;</text:p>
      <text:p text:style-name="P19">&lt;property name="sunas" <text:s text:c="8"/>value="Glassfish"/&gt;</text:p>
      <text:p text:style-name="Code_20_block">&lt;property name="weblogic" <text:s text:c="5"/>value="Weblogic"/&gt;</text:p>
      <text:p text:style-name="Code_20_block"><text:soft-page-break/>&lt;property name="geronimo" <text:s text:c="5"/>value="Geronimo"/&gt;</text:p>
      <text:p text:style-name="Standard"/>
      <text:p text:style-name="Standard">You can add your own property here, for instance:</text:p>
      <text:p text:style-name="Standard"/>
      <text:p text:style-name="Code_20_block">&lt;property name="myserver10" <text:s text:c="3"/>value="MyServer-1.0"/&gt;</text:p>
      <text:p text:style-name="Standard"/>
      <text:p text:style-name="Standard">The property value must be the name of the folder you just created.</text:p>
      <text:p text:style-name="Standard"/>
      <text:p text:style-name="Standard">5. (optional) navigate to the Ant target "ear.all" and add your own invocation for generating the demo application EAR:</text:p>
      <text:p text:style-name="Standard"/>
      <text:p text:style-name="Code_20_block">&lt;<text:span text:style-name="T26">build.</text:span>ear appserver="${myserver10}"/&gt;</text:p>
      <text:p text:style-name="Standard"/>
      <text:p text:style-name="Standard">You may also remove or comment out those you do not need.</text:p>
      <text:p text:style-name="Standard"/>
      <text:p text:style-name="Standard">6. Navigate to the Ant target "ear.all" and add your own invocation for generating the resource adapter RAR:</text:p>
      <text:p text:style-name="Standard"/>
      <text:p text:style-name="Code_20_block">&lt;rar appserver="${myserver10}"/&gt;</text:p>
      <text:p text:style-name="Standard"/>
      <text:p text:style-name="Standard">You may also remove or comment out those you do not ne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te_5f_Tip" style:display-name="Note_Tip" style:family="paragraph" style:parent-style-name="Standard">
      <loext:graphic-properties draw:fill="solid" draw:fill-color="#ffff99" draw:opacity="100%"/>
      <style:paragraph-properties fo:background-color="#ffff99" fo:padding="0.049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7">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2H31M24S</meta:editing-duration>
    <meta:editing-cycles>125</meta:editing-cycles>
    <meta:generator>LibreOffice/6.0.3.2$Windows_X86_64 LibreOffice_project/8f48d515416608e3a835360314dac7e47fd0b821</meta:generator>
    <meta:creation-date>2009-11-08T07:02:32.78</meta:creation-date>
    <dc:date>2018-06-01T12:24:03.923000000</dc:date>
    <meta:document-statistic meta:table-count="3" meta:image-count="38" meta:object-count="0" meta:page-count="36" meta:paragraph-count="593" meta:word-count="3810" meta:character-count="28703" meta:non-whitespace-character-count="24367"/>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